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823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2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 office:value-type="string">
            <text:p>OOP AŠ</text:p>
          </table:table-cell>
          <table:table-cell office:value-type="string">
            <text:p>Aš</text:p>
          </table:table-cell>
          <table:table-cell office:value-type="string">
            <text:p>http://ruian.linked.opendata.cz/resource/obce/554499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BECHYNĚ</text:p>
          </table:table-cell>
          <table:table-cell office:value-type="string">
            <text:p>Bechyně</text:p>
          </table:table-cell>
          <table:table-cell office:value-type="string">
            <text:p>http://ruian.linked.opendata.cz/resource/obce/552054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BEČOV NAD TEPLOU</text:p>
          </table:table-cell>
          <table:table-cell office:value-type="string">
            <text:p>Bečov nad Teplou</text:p>
          </table:table-cell>
          <table:table-cell office:value-type="string">
            <text:p>http://ruian.linked.opendata.cz/resource/obce/554995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BĚLÁ POD BEZDĚZEM</text:p>
          </table:table-cell>
          <table:table-cell office:value-type="string">
            <text:p>Bělá pod Bezdězem</text:p>
          </table:table-cell>
          <table:table-cell office:value-type="string">
            <text:p>http://ruian.linked.opendata.cz/resource/obce/535443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BENÁTKY NAD JIZEROU</text:p>
          </table:table-cell>
          <table:table-cell office:value-type="string">
            <text:p>Benátky nad Jizerou</text:p>
          </table:table-cell>
          <table:table-cell office:value-type="string">
            <text:p>http://ruian.linked.opendata.cz/resource/obce/535451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BENEŠOV</text:p>
          </table:table-cell>
          <table:table-cell office:value-type="string">
            <text:p>Benešov</text:p>
          </table:table-cell>
          <table:table-cell office:value-type="string">
            <text:p>http://ruian.linked.opendata.cz/resource/obce/529303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BENEŠOV</text:p>
          </table:table-cell>
          <table:table-cell office:value-type="string">
            <text:p>Benešov</text:p>
          </table:table-cell>
          <table:table-cell office:value-type="string">
            <text:p>http://ruian.linked.opendata.cz/resource/obce/581330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BENEŠOV</text:p>
          </table:table-cell>
          <table:table-cell office:value-type="string">
            <text:p>Benešov nad Černou</text:p>
          </table:table-cell>
          <table:table-cell office:value-type="string">
            <text:p>http://ruian.linked.opendata.cz/resource/obce/545406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BENEŠOV</text:p>
          </table:table-cell>
          <table:table-cell office:value-type="string">
            <text:p>Benešov nad Ploučnicí</text:p>
          </table:table-cell>
          <table:table-cell office:value-type="string">
            <text:p>http://ruian.linked.opendata.cz/resource/obce/56235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 office:value-type="string">
            <text:p>OOP BENEŠOV NAD PLOUČNICÍ</text:p>
          </table:table-cell>
          <table:table-cell office:value-type="string">
            <text:p>Benešov nad Ploučnicí</text:p>
          </table:table-cell>
          <table:table-cell office:value-type="string">
            <text:p>http://ruian.linked.opendata.cz/resource/obce/562351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BENEŠOV</text:p>
          </table:table-cell>
          <table:table-cell office:value-type="string">
            <text:p>Benešov u Semil</text:p>
          </table:table-cell>
          <table:table-cell office:value-type="string">
            <text:p>http://ruian.linked.opendata.cz/resource/obce/576999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 office:value-type="string">
            <text:p>OOP BEROUN</text:p>
          </table:table-cell>
          <table:table-cell office:value-type="string">
            <text:p>Beroun</text:p>
          </table:table-cell>
          <table:table-cell office:value-type="string">
            <text:p>http://ruian.linked.opendata.cz/resource/obce/531057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0</text:p>
          </table:table-cell>
          <table:table-cell office:value-type="string">
            <text:p>OOP BÍLINA</text:p>
          </table:table-cell>
          <table:table-cell office:value-type="string">
            <text:p>Bílina</text:p>
          </table:table-cell>
          <table:table-cell office:value-type="string">
            <text:p>http://ruian.linked.opendata.cz/resource/obce/56745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BÍLOVEC</text:p>
          </table:table-cell>
          <table:table-cell office:value-type="string">
            <text:p>Bílovec</text:p>
          </table:table-cell>
          <table:table-cell office:value-type="string">
            <text:p>http://ruian.linked.opendata.cz/resource/obce/599247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OOP BLANSKO</text:p>
          </table:table-cell>
          <table:table-cell office:value-type="string">
            <text:p>Blansko</text:p>
          </table:table-cell>
          <table:table-cell office:value-type="string">
            <text:p>http://ruian.linked.opendata.cz/resource/obce/581283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OOP BLANSKO</text:p>
          </table:table-cell>
          <table:table-cell office:value-type="string">
            <text:p>Blansko</text:p>
          </table:table-cell>
          <table:table-cell office:value-type="string">
            <text:p>http://ruian.linked.opendata.cz/resource/obce/581283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BLATNÁ</text:p>
          </table:table-cell>
          <table:table-cell office:value-type="string">
            <text:p>Blatná</text:p>
          </table:table-cell>
          <table:table-cell office:value-type="string">
            <text:p>http://ruian.linked.opendata.cz/resource/obce/55085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OOP BLOVICE</text:p>
          </table:table-cell>
          <table:table-cell office:value-type="string">
            <text:p>Blovice</text:p>
          </table:table-cell>
          <table:table-cell office:value-type="string">
            <text:p>http://ruian.linked.opendata.cz/resource/obce/557587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BLOVICE</text:p>
          </table:table-cell>
          <table:table-cell office:value-type="string">
            <text:p>Blovice</text:p>
          </table:table-cell>
          <table:table-cell office:value-type="string">
            <text:p>http://ruian.linked.opendata.cz/resource/obce/557587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OOP BOCHOV</text:p>
          </table:table-cell>
          <table:table-cell office:value-type="string">
            <text:p>Bochov</text:p>
          </table:table-cell>
          <table:table-cell office:value-type="string">
            <text:p>http://ruian.linked.opendata.cz/resource/obce/555029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BOHUMÍN</text:p>
          </table:table-cell>
          <table:table-cell office:value-type="string">
            <text:p>Bohumín</text:p>
          </table:table-cell>
          <table:table-cell office:value-type="string">
            <text:p>http://ruian.linked.opendata.cz/resource/obce/599051</text:p>
          </table:table-cell>
        </table:table-row>
        <table:table-row table:style-name="ro1">
          <table:table-cell office:value-type="string">
            <text:p>15</text:p>
          </table:table-cell>
          <table:table-cell table:number-columns-repeated="2" office:value-type="string">
            <text:p>11</text:p>
          </table:table-cell>
          <table:table-cell office:value-type="string">
            <text:p>OOP BOJKOVICE</text:p>
          </table:table-cell>
          <table:table-cell office:value-type="string">
            <text:p>Bojkovice</text:p>
          </table:table-cell>
          <table:table-cell office:value-type="string">
            <text:p>http://ruian.linked.opendata.cz/resource/obce/592048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OOP BORŠOV NAD VLTAVOU</text:p>
          </table:table-cell>
          <table:table-cell office:value-type="string">
            <text:p>Boršov nad Vltavou</text:p>
          </table:table-cell>
          <table:table-cell office:value-type="string">
            <text:p>http://ruian.linked.opendata.cz/resource/obce/544299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BOSKOVICE</text:p>
          </table:table-cell>
          <table:table-cell office:value-type="string">
            <text:p>Boskovice</text:p>
          </table:table-cell>
          <table:table-cell office:value-type="string">
            <text:p>http://ruian.linked.opendata.cz/resource/obce/581372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2</text:p>
          </table:table-cell>
          <table:table-cell office:value-type="string">
            <text:p>OOP BOSKOVICE</text:p>
          </table:table-cell>
          <table:table-cell office:value-type="string">
            <text:p>Boskovice</text:p>
          </table:table-cell>
          <table:table-cell office:value-type="string">
            <text:p>http://ruian.linked.opendata.cz/resource/obce/581372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BŘECLAV</text:p>
          </table:table-cell>
          <table:table-cell office:value-type="string">
            <text:p>Břeclav</text:p>
          </table:table-cell>
          <table:table-cell office:value-type="string">
            <text:p>http://ruian.linked.opendata.cz/resource/obce/58429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OOP BLANSKO</text:p>
          </table:table-cell>
          <table:table-cell office:value-type="string">
            <text:p>Březina (dříve okres Blansko)</text:p>
          </table:table-cell>
          <table:table-cell office:value-type="string">
            <text:p>http://ruian.linked.opendata.cz/resource/obce/581429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OOP BLANSKO</text:p>
          </table:table-cell>
          <table:table-cell office:value-type="string">
            <text:p>Březina (dříve okres Blansko)</text:p>
          </table:table-cell>
          <table:table-cell office:value-type="string">
            <text:p>http://ruian.linked.opendata.cz/resource/obce/581429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TIŠNOV</text:p>
          </table:table-cell>
          <table:table-cell office:value-type="string">
            <text:p>Březina (dříve okres Tišnov)</text:p>
          </table:table-cell>
          <table:table-cell office:value-type="string">
            <text:p>http://ruian.linked.opendata.cz/resource/obce/58289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BŘEZNICE</text:p>
          </table:table-cell>
          <table:table-cell office:value-type="string">
            <text:p>Březnice</text:p>
          </table:table-cell>
          <table:table-cell office:value-type="string">
            <text:p>http://ruian.linked.opendata.cz/resource/obce/540013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BŘEZNICE</text:p>
          </table:table-cell>
          <table:table-cell office:value-type="string">
            <text:p>Březnice</text:p>
          </table:table-cell>
          <table:table-cell office:value-type="string">
            <text:p>http://ruian.linked.opendata.cz/resource/obce/538744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BŘEZNICE</text:p>
          </table:table-cell>
          <table:table-cell office:value-type="string">
            <text:p>Březnice</text:p>
          </table:table-cell>
          <table:table-cell office:value-type="string">
            <text:p>http://ruian.linked.opendata.cz/resource/obce/552135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BŘEZNO</text:p>
          </table:table-cell>
          <table:table-cell office:value-type="string">
            <text:p>Březno</text:p>
          </table:table-cell>
          <table:table-cell office:value-type="string">
            <text:p>http://ruian.linked.opendata.cz/resource/obce/535583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BŘEZNO</text:p>
          </table:table-cell>
          <table:table-cell office:value-type="string">
            <text:p>Březno</text:p>
          </table:table-cell>
          <table:table-cell office:value-type="string">
            <text:p>http://ruian.linked.opendata.cz/resource/obce/563013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OOP KONICE</text:p>
          </table:table-cell>
          <table:table-cell office:value-type="string">
            <text:p>Brodek u Konice</text:p>
          </table:table-cell>
          <table:table-cell office:value-type="string">
            <text:p>http://ruian.linked.opendata.cz/resource/obce/589314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OOP BROUMOV</text:p>
          </table:table-cell>
          <table:table-cell office:value-type="string">
            <text:p>Broumov</text:p>
          </table:table-cell>
          <table:table-cell office:value-type="string">
            <text:p>http://ruian.linked.opendata.cz/resource/obce/541401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OOP BROUMOV</text:p>
          </table:table-cell>
          <table:table-cell office:value-type="string">
            <text:p>Broumov</text:p>
          </table:table-cell>
          <table:table-cell office:value-type="string">
            <text:p>http://ruian.linked.opendata.cz/resource/obce/573922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BRUNTÁL</text:p>
          </table:table-cell>
          <table:table-cell office:value-type="string">
            <text:p>Bruntál</text:p>
          </table:table-cell>
          <table:table-cell office:value-type="string">
            <text:p>http://ruian.linked.opendata.cz/resource/obce/59718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1</text:p>
          </table:table-cell>
          <table:table-cell office:value-type="string">
            <text:p>OOP BRUŠPERK</text:p>
          </table:table-cell>
          <table:table-cell office:value-type="string">
            <text:p>Brušperk</text:p>
          </table:table-cell>
          <table:table-cell office:value-type="string">
            <text:p>http://ruian.linked.opendata.cz/resource/obce/598038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OOP BUCHLOVICE</text:p>
          </table:table-cell>
          <table:table-cell office:value-type="string">
            <text:p>Buchlovice</text:p>
          </table:table-cell>
          <table:table-cell office:value-type="string">
            <text:p>http://ruian.linked.opendata.cz/resource/obce/592102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OOP BUČOVICE</text:p>
          </table:table-cell>
          <table:table-cell office:value-type="string">
            <text:p>Bučovice</text:p>
          </table:table-cell>
          <table:table-cell office:value-type="string">
            <text:p>http://ruian.linked.opendata.cz/resource/obce/592943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7</text:p>
          </table:table-cell>
          <table:table-cell office:value-type="string">
            <text:p>OOP BUČOVICE</text:p>
          </table:table-cell>
          <table:table-cell office:value-type="string">
            <text:p>Bučovice</text:p>
          </table:table-cell>
          <table:table-cell office:value-type="string">
            <text:p>http://ruian.linked.opendata.cz/resource/obce/592943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OOP BYSTŘICE NAD PERNŠTEJNEM</text:p>
          </table:table-cell>
          <table:table-cell office:value-type="string">
            <text:p>Bystřice nad Pernštejnem</text:p>
          </table:table-cell>
          <table:table-cell office:value-type="string">
            <text:p>http://ruian.linked.opendata.cz/resource/obce/59541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BYSTŘICE POD HOSTÝNEM</text:p>
          </table:table-cell>
          <table:table-cell office:value-type="string">
            <text:p>Bystřice pod Hostýnem</text:p>
          </table:table-cell>
          <table:table-cell office:value-type="string">
            <text:p>http://ruian.linked.opendata.cz/resource/obce/588393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OOP BZENEC</text:p>
          </table:table-cell>
          <table:table-cell office:value-type="string">
            <text:p>Bzenec</text:p>
          </table:table-cell>
          <table:table-cell office:value-type="string">
            <text:p>http://ruian.linked.opendata.cz/resource/obce/58608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BECHYNĚ</text:p>
          </table:table-cell>
          <table:table-cell office:value-type="string">
            <text:p>Čenkov u Bechyně</text:p>
          </table:table-cell>
          <table:table-cell office:value-type="string">
            <text:p>http://ruian.linked.opendata.cz/resource/obce/598976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ROSICE</text:p>
          </table:table-cell>
          <table:table-cell office:value-type="string">
            <text:p>Cerekvička-Rosice</text:p>
          </table:table-cell>
          <table:table-cell office:value-type="string">
            <text:p>http://ruian.linked.opendata.cz/resource/obce/586986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8</text:p>
          </table:table-cell>
          <table:table-cell office:value-type="string">
            <text:p>OOP PEČKY</text:p>
          </table:table-cell>
          <table:table-cell office:value-type="string">
            <text:p>Červené Pečky</text:p>
          </table:table-cell>
          <table:table-cell office:value-type="string">
            <text:p>http://ruian.linked.opendata.cz/resource/obce/533262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string">
            <text:p>Červený Hrádek</text:p>
          </table:table-cell>
          <table:table-cell office:value-type="string">
            <text:p>http://ruian.linked.opendata.cz/resource/obce/509116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KAMENICE</text:p>
          </table:table-cell>
          <table:table-cell office:value-type="string">
            <text:p>Česká Kamenice</text:p>
          </table:table-cell>
          <table:table-cell office:value-type="string">
            <text:p>http://ruian.linked.opendata.cz/resource/obce/562394</text:p>
          </table:table-cell>
        </table:table-row>
        <table:table-row table:style-name="ro1">
          <table:table-cell office:value-type="string">
            <text:p>04</text:p>
          </table:table-cell>
          <table:table-cell table:number-columns-repeated="2" office:value-type="string">
            <text:p>10</text:p>
          </table:table-cell>
          <table:table-cell office:value-type="string">
            <text:p>OOP CHLUMEC</text:p>
          </table:table-cell>
          <table:table-cell office:value-type="string">
            <text:p>Chlumec</text:p>
          </table:table-cell>
          <table:table-cell office:value-type="string">
            <text:p>http://ruian.linked.opendata.cz/resource/obce/536229</text:p>
          </table:table-cell>
        </table:table-row>
        <table:table-row table:style-name="ro1">
          <table:table-cell office:value-type="string">
            <text:p>04</text:p>
          </table:table-cell>
          <table:table-cell table:number-columns-repeated="2" office:value-type="string">
            <text:p>10</text:p>
          </table:table-cell>
          <table:table-cell office:value-type="string">
            <text:p>OOP CHLUMEC</text:p>
          </table:table-cell>
          <table:table-cell office:value-type="string">
            <text:p>Chlumec</text:p>
          </table:table-cell>
          <table:table-cell office:value-type="string">
            <text:p>http://ruian.linked.opendata.cz/resource/obce/568015</text:p>
          </table:table-cell>
        </table:table-row>
        <table:table-row table:style-name="ro1">
          <table:table-cell office:value-type="string">
            <text:p>04</text:p>
          </table:table-cell>
          <table:table-cell table:number-columns-repeated="2" office:value-type="string">
            <text:p>10</text:p>
          </table:table-cell>
          <table:table-cell office:value-type="string">
            <text:p>OOP CHLUMEC</text:p>
          </table:table-cell>
          <table:table-cell office:value-type="string">
            <text:p>Chlumec nad Cidlinou</text:p>
          </table:table-cell>
          <table:table-cell office:value-type="string">
            <text:p>http://ruian.linked.opendata.cz/resource/obce/570109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2</text:p>
          </table:table-cell>
          <table:table-cell office:value-type="string">
            <text:p>OOP CHLUMEC NAD CIDLINOU</text:p>
          </table:table-cell>
          <table:table-cell office:value-type="string">
            <text:p>Chlumec nad Cidlinou</text:p>
          </table:table-cell>
          <table:table-cell office:value-type="string">
            <text:p>http://ruian.linked.opendata.cz/resource/obce/570109</text:p>
          </table:table-cell>
        </table:table-row>
        <table:table-row table:style-name="ro1">
          <table:table-cell office:value-type="string">
            <text:p>17</text:p>
          </table:table-cell>
          <table:table-cell table:number-columns-repeated="2" office:value-type="string">
            <text:p>11</text:p>
          </table:table-cell>
          <table:table-cell office:value-type="string">
            <text:p>OOP CHOCEŇ</text:p>
          </table:table-cell>
          <table:table-cell office:value-type="string">
            <text:p>Choceň</text:p>
          </table:table-cell>
          <table:table-cell office:value-type="string">
            <text:p>http://ruian.linked.opendata.cz/resource/obce/58035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CHODOV</text:p>
          </table:table-cell>
          <table:table-cell office:value-type="string">
            <text:p>Chodov</text:p>
          </table:table-cell>
          <table:table-cell office:value-type="string">
            <text:p>http://ruian.linked.opendata.cz/resource/obce/553735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CHODOV</text:p>
          </table:table-cell>
          <table:table-cell office:value-type="string">
            <text:p>Chodov</text:p>
          </table:table-cell>
          <table:table-cell office:value-type="string">
            <text:p>http://ruian.linked.opendata.cz/resource/obce/560383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CHODOV</text:p>
          </table:table-cell>
          <table:table-cell office:value-type="string">
            <text:p>Chodov</text:p>
          </table:table-cell>
          <table:table-cell office:value-type="string">
            <text:p>http://ruian.linked.opendata.cz/resource/obce/57801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PLANÁ</text:p>
          </table:table-cell>
          <table:table-cell office:value-type="string">
            <text:p>Chodová Planá</text:p>
          </table:table-cell>
          <table:table-cell office:value-type="string">
            <text:p>http://ruian.linked.opendata.cz/resource/obce/560901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3</text:p>
          </table:table-cell>
          <table:table-cell office:value-type="string">
            <text:p>OOP CHOTĚBOŘ</text:p>
          </table:table-cell>
          <table:table-cell office:value-type="string">
            <text:p>Chotěboř</text:p>
          </table:table-cell>
          <table:table-cell office:value-type="string">
            <text:p>http://ruian.linked.opendata.cz/resource/obce/568759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CHRAST</text:p>
          </table:table-cell>
          <table:table-cell office:value-type="string">
            <text:p>Chrast</text:p>
          </table:table-cell>
          <table:table-cell office:value-type="string">
            <text:p>http://ruian.linked.opendata.cz/resource/obce/571539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0</text:p>
          </table:table-cell>
          <table:table-cell office:value-type="string">
            <text:p>OOP CHRÁST</text:p>
          </table:table-cell>
          <table:table-cell office:value-type="string">
            <text:p>Chrást</text:p>
          </table:table-cell>
          <table:table-cell office:value-type="string">
            <text:p>http://ruian.linked.opendata.cz/resource/obce/537233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0</text:p>
          </table:table-cell>
          <table:table-cell office:value-type="string">
            <text:p>OOP CHRÁST</text:p>
          </table:table-cell>
          <table:table-cell office:value-type="string">
            <text:p>Chrást</text:p>
          </table:table-cell>
          <table:table-cell office:value-type="string">
            <text:p>http://ruian.linked.opendata.cz/resource/obce/55896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0</text:p>
          </table:table-cell>
          <table:table-cell office:value-type="string">
            <text:p>OOP CHRÁST</text:p>
          </table:table-cell>
          <table:table-cell office:value-type="string">
            <text:p>Chrást</text:p>
          </table:table-cell>
          <table:table-cell office:value-type="string">
            <text:p>http://ruian.linked.opendata.cz/resource/obce/564249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3</text:p>
          </table:table-cell>
          <table:table-cell office:value-type="string">
            <text:p>OOP CHRASTAVA</text:p>
          </table:table-cell>
          <table:table-cell office:value-type="string">
            <text:p>Chrastava</text:p>
          </table:table-cell>
          <table:table-cell office:value-type="string">
            <text:p>http://ruian.linked.opendata.cz/resource/obce/564117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3</text:p>
          </table:table-cell>
          <table:table-cell office:value-type="string">
            <text:p>OOP CHRUDIM</text:p>
          </table:table-cell>
          <table:table-cell office:value-type="string">
            <text:p>Chrudim</text:p>
          </table:table-cell>
          <table:table-cell office:value-type="string">
            <text:p>http://ruian.linked.opendata.cz/resource/obce/571164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OOP CHVALETICE</text:p>
          </table:table-cell>
          <table:table-cell office:value-type="string">
            <text:p>Chvaletice</text:p>
          </table:table-cell>
          <table:table-cell office:value-type="string">
            <text:p>http://ruian.linked.opendata.cz/resource/obce/57507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CHÝNOV</text:p>
          </table:table-cell>
          <table:table-cell office:value-type="string">
            <text:p>Chýnov</text:p>
          </table:table-cell>
          <table:table-cell office:value-type="string">
            <text:p>http://ruian.linked.opendata.cz/resource/obce/552496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CVIKOV</text:p>
          </table:table-cell>
          <table:table-cell office:value-type="string">
            <text:p>Cvikov</text:p>
          </table:table-cell>
          <table:table-cell office:value-type="string">
            <text:p>http://ruian.linked.opendata.cz/resource/obce/561479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DAČICE</text:p>
          </table:table-cell>
          <table:table-cell office:value-type="string">
            <text:p>Dačice</text:p>
          </table:table-cell>
          <table:table-cell office:value-type="string">
            <text:p>http://ruian.linked.opendata.cz/resource/obce/546127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20</text:p>
          </table:table-cell>
          <table:table-cell office:value-type="string">
            <text:p>OOP DĚTMAROVICE</text:p>
          </table:table-cell>
          <table:table-cell office:value-type="string">
            <text:p>Dětmarovice</text:p>
          </table:table-cell>
          <table:table-cell office:value-type="string">
            <text:p>http://ruian.linked.opendata.cz/resource/obce/59894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4</text:p>
          </table:table-cell>
          <table:table-cell office:value-type="string">
            <text:p>OOP MOST</text:p>
          </table:table-cell>
          <table:table-cell office:value-type="string">
            <text:p>Dlouhý Most</text:p>
          </table:table-cell>
          <table:table-cell office:value-type="string">
            <text:p>http://ruian.linked.opendata.cz/resource/obce/53046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OOP DOBŘANY</text:p>
          </table:table-cell>
          <table:table-cell office:value-type="string">
            <text:p>Dobřany</text:p>
          </table:table-cell>
          <table:table-cell office:value-type="string">
            <text:p>http://ruian.linked.opendata.cz/resource/obce/557676</text:p>
          </table:table-cell>
        </table:table-row>
        <table:table-row table:style-name="ro1">
          <table:table-cell office:value-type="string">
            <text:p>03</text:p>
          </table:table-cell>
          <table:table-cell table:number-columns-repeated="2" office:value-type="string">
            <text:p>11</text:p>
          </table:table-cell>
          <table:table-cell office:value-type="string">
            <text:p>OOP DOBŘANY</text:p>
          </table:table-cell>
          <table:table-cell office:value-type="string">
            <text:p>Dobřany</text:p>
          </table:table-cell>
          <table:table-cell office:value-type="string">
            <text:p>http://ruian.linked.opendata.cz/resource/obce/55767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OOP DOBŘANY</text:p>
          </table:table-cell>
          <table:table-cell office:value-type="string">
            <text:p>Dobřany</text:p>
          </table:table-cell>
          <table:table-cell office:value-type="string">
            <text:p>http://ruian.linked.opendata.cz/resource/obce/576280</text:p>
          </table:table-cell>
        </table:table-row>
        <table:table-row table:style-name="ro1">
          <table:table-cell office:value-type="string">
            <text:p>03</text:p>
          </table:table-cell>
          <table:table-cell table:number-columns-repeated="2" office:value-type="string">
            <text:p>11</text:p>
          </table:table-cell>
          <table:table-cell office:value-type="string">
            <text:p>OOP DOBŘANY</text:p>
          </table:table-cell>
          <table:table-cell office:value-type="string">
            <text:p>Dobřany</text:p>
          </table:table-cell>
          <table:table-cell office:value-type="string">
            <text:p>http://ruian.linked.opendata.cz/resource/obce/57628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OOP DOBŘÍŠ</text:p>
          </table:table-cell>
          <table:table-cell office:value-type="string">
            <text:p>Dobříš</text:p>
          </table:table-cell>
          <table:table-cell office:value-type="string">
            <text:p>http://ruian.linked.opendata.cz/resource/obce/54011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BECHYNĚ</text:p>
          </table:table-cell>
          <table:table-cell office:value-type="string">
            <text:p>Dobronice u Bechyně</text:p>
          </table:table-cell>
          <table:table-cell office:value-type="string">
            <text:p>http://ruian.linked.opendata.cz/resource/obce/552224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4</text:p>
          </table:table-cell>
          <table:table-cell office:value-type="string">
            <text:p>OOP DOBROVICE</text:p>
          </table:table-cell>
          <table:table-cell office:value-type="string">
            <text:p>Dobrovice</text:p>
          </table:table-cell>
          <table:table-cell office:value-type="string">
            <text:p>http://ruian.linked.opendata.cz/resource/obce/535672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0</text:p>
          </table:table-cell>
          <table:table-cell office:value-type="string">
            <text:p>OOP DOBRUŠKA</text:p>
          </table:table-cell>
          <table:table-cell office:value-type="string">
            <text:p>Dobruška</text:p>
          </table:table-cell>
          <table:table-cell office:value-type="string">
            <text:p>http://ruian.linked.opendata.cz/resource/obce/57627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DOKSY</text:p>
          </table:table-cell>
          <table:table-cell office:value-type="string">
            <text:p>Doksy</text:p>
          </table:table-cell>
          <table:table-cell office:value-type="string">
            <text:p>http://ruian.linked.opendata.cz/resource/obce/532223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DOKSY</text:p>
          </table:table-cell>
          <table:table-cell office:value-type="string">
            <text:p>Doksy</text:p>
          </table:table-cell>
          <table:table-cell office:value-type="string">
            <text:p>http://ruian.linked.opendata.cz/resource/obce/561495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BENEŠOV</text:p>
          </table:table-cell>
          <table:table-cell office:value-type="string">
            <text:p>Dolní Benešov</text:p>
          </table:table-cell>
          <table:table-cell office:value-type="string">
            <text:p>http://ruian.linked.opendata.cz/resource/obce/506702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DUBŇANY</text:p>
          </table:table-cell>
          <table:table-cell office:value-type="string">
            <text:p>Dolní Dubňany</text:p>
          </table:table-cell>
          <table:table-cell office:value-type="string">
            <text:p>http://ruian.linked.opendata.cz/resource/obce/593966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HOŘICE</text:p>
          </table:table-cell>
          <table:table-cell office:value-type="string">
            <text:p>Dolní Hořice</text:p>
          </table:table-cell>
          <table:table-cell office:value-type="string">
            <text:p>http://ruian.linked.opendata.cz/resource/obce/55224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KRALOVICE</text:p>
          </table:table-cell>
          <table:table-cell office:value-type="string">
            <text:p>Dolní Kralovice</text:p>
          </table:table-cell>
          <table:table-cell office:value-type="string">
            <text:p>http://ruian.linked.opendata.cz/resource/obce/52964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3</text:p>
          </table:table-cell>
          <table:table-cell office:value-type="string">
            <text:p>OOP KRALOVICE</text:p>
          </table:table-cell>
          <table:table-cell office:value-type="string">
            <text:p>Dolní Kralovice</text:p>
          </table:table-cell>
          <table:table-cell office:value-type="string">
            <text:p>http://ruian.linked.opendata.cz/resource/obce/52964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OOP DOMAŽLICE</text:p>
          </table:table-cell>
          <table:table-cell office:value-type="string">
            <text:p>Domažlice</text:p>
          </table:table-cell>
          <table:table-cell office:value-type="string">
            <text:p>http://ruian.linked.opendata.cz/resource/obce/553425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1</text:p>
          </table:table-cell>
          <table:table-cell office:value-type="string">
            <text:p>OOP DUBÍ</text:p>
          </table:table-cell>
          <table:table-cell office:value-type="string">
            <text:p>Dubí</text:p>
          </table:table-cell>
          <table:table-cell office:value-type="string">
            <text:p>http://ruian.linked.opendata.cz/resource/obce/567507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DUBŇANY</text:p>
          </table:table-cell>
          <table:table-cell office:value-type="string">
            <text:p>Dubňany</text:p>
          </table:table-cell>
          <table:table-cell office:value-type="string">
            <text:p>http://ruian.linked.opendata.cz/resource/obce/58616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2</text:p>
          </table:table-cell>
          <table:table-cell office:value-type="string">
            <text:p>OOP DUCHCOV</text:p>
          </table:table-cell>
          <table:table-cell office:value-type="string">
            <text:p>Duchcov</text:p>
          </table:table-cell>
          <table:table-cell office:value-type="string">
            <text:p>http://ruian.linked.opendata.cz/resource/obce/567515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OOP DVŮR KRÁLOVÉ NAD LABEM</text:p>
          </table:table-cell>
          <table:table-cell office:value-type="string">
            <text:p>Dvůr Králové nad Labem</text:p>
          </table:table-cell>
          <table:table-cell office:value-type="string">
            <text:p>http://ruian.linked.opendata.cz/resource/obce/579203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1</text:p>
          </table:table-cell>
          <table:table-cell office:value-type="string">
            <text:p>OOP FRANTIŠKOVY LÁZNĚ</text:p>
          </table:table-cell>
          <table:table-cell office:value-type="string">
            <text:p>Františkovy Lázně</text:p>
          </table:table-cell>
          <table:table-cell office:value-type="string">
            <text:p>http://ruian.linked.opendata.cz/resource/obce/554529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FRENŠTÁT POD RADHOŠTĚM</text:p>
          </table:table-cell>
          <table:table-cell office:value-type="string">
            <text:p>Frenštát pod Radhoštěm</text:p>
          </table:table-cell>
          <table:table-cell office:value-type="string">
            <text:p>http://ruian.linked.opendata.cz/resource/obce/599344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FRÝDEK MÍSTEK</text:p>
          </table:table-cell>
          <table:table-cell office:value-type="string">
            <text:p>Frýdek-Místek</text:p>
          </table:table-cell>
          <table:table-cell office:value-type="string">
            <text:p>http://ruian.linked.opendata.cz/resource/obce/598003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OOP FRÝDLANT</text:p>
          </table:table-cell>
          <table:table-cell office:value-type="string">
            <text:p>Frýdlant</text:p>
          </table:table-cell>
          <table:table-cell office:value-type="string">
            <text:p>http://ruian.linked.opendata.cz/resource/obce/56402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OOP FRÝDLANT</text:p>
          </table:table-cell>
          <table:table-cell office:value-type="string">
            <text:p>Frýdlant nad Ostravicí</text:p>
          </table:table-cell>
          <table:table-cell office:value-type="string">
            <text:p>http://ruian.linked.opendata.cz/resource/obce/598143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5</text:p>
          </table:table-cell>
          <table:table-cell office:value-type="string">
            <text:p>OOP FRÝDLANT NAD OSTRAVICÍ</text:p>
          </table:table-cell>
          <table:table-cell office:value-type="string">
            <text:p>Frýdlant nad Ostravicí</text:p>
          </table:table-cell>
          <table:table-cell office:value-type="string">
            <text:p>http://ruian.linked.opendata.cz/resource/obce/59814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OOP FRYŠTÁK</text:p>
          </table:table-cell>
          <table:table-cell office:value-type="string">
            <text:p>Fryšták</text:p>
          </table:table-cell>
          <table:table-cell office:value-type="string">
            <text:p>http://ruian.linked.opendata.cz/resource/obce/58521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OOP FULNEK</text:p>
          </table:table-cell>
          <table:table-cell office:value-type="string">
            <text:p>Fulnek</text:p>
          </table:table-cell>
          <table:table-cell office:value-type="string">
            <text:p>http://ruian.linked.opendata.cz/resource/obce/599352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OOP GOLČŮV JENÍKOV</text:p>
          </table:table-cell>
          <table:table-cell office:value-type="string">
            <text:p>Golčův Jeníkov</text:p>
          </table:table-cell>
          <table:table-cell office:value-type="string">
            <text:p>http://ruian.linked.opendata.cz/resource/obce/568635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1</text:p>
          </table:table-cell>
          <table:table-cell office:value-type="string">
            <text:p>OOP HABARTOV</text:p>
          </table:table-cell>
          <table:table-cell office:value-type="string">
            <text:p>Habartov</text:p>
          </table:table-cell>
          <table:table-cell office:value-type="string">
            <text:p>http://ruian.linked.opendata.cz/resource/obce/560359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0</text:p>
          </table:table-cell>
          <table:table-cell office:value-type="string">
            <text:p>OOP HANUŠOVICE</text:p>
          </table:table-cell>
          <table:table-cell office:value-type="string">
            <text:p>Hanušovice</text:p>
          </table:table-cell>
          <table:table-cell office:value-type="string">
            <text:p>http://ruian.linked.opendata.cz/resource/obce/535532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OOP HARRACHOV</text:p>
          </table:table-cell>
          <table:table-cell office:value-type="string">
            <text:p>Harrachov</text:p>
          </table:table-cell>
          <table:table-cell office:value-type="string">
            <text:p>http://ruian.linked.opendata.cz/resource/obce/577081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2</text:p>
          </table:table-cell>
          <table:table-cell office:value-type="string">
            <text:p>OOP HAVLÍČKŮV BROD</text:p>
          </table:table-cell>
          <table:table-cell office:value-type="string">
            <text:p>Havlíčkův Brod</text:p>
          </table:table-cell>
          <table:table-cell office:value-type="string">
            <text:p>http://ruian.linked.opendata.cz/resource/obce/568414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HEJNICE</text:p>
          </table:table-cell>
          <table:table-cell office:value-type="string">
            <text:p>Hejnice</text:p>
          </table:table-cell>
          <table:table-cell office:value-type="string">
            <text:p>http://ruian.linked.opendata.cz/resource/obce/58022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HEJNICE</text:p>
          </table:table-cell>
          <table:table-cell office:value-type="string">
            <text:p>Hejnice</text:p>
          </table:table-cell>
          <table:table-cell office:value-type="string">
            <text:p>http://ruian.linked.opendata.cz/resource/obce/564044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HEŘMANŮV MĚSTEC</text:p>
          </table:table-cell>
          <table:table-cell office:value-type="string">
            <text:p>Heřmanův Městec</text:p>
          </table:table-cell>
          <table:table-cell office:value-type="string">
            <text:p>http://ruian.linked.opendata.cz/resource/obce/571385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OOP HLINSKO</text:p>
          </table:table-cell>
          <table:table-cell office:value-type="string">
            <text:p>Hlinsko</text:p>
          </table:table-cell>
          <table:table-cell office:value-type="string">
            <text:p>http://ruian.linked.opendata.cz/resource/obce/569267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OOP HLINSKO</text:p>
          </table:table-cell>
          <table:table-cell office:value-type="string">
            <text:p>Hlinsko</text:p>
          </table:table-cell>
          <table:table-cell office:value-type="string">
            <text:p>http://ruian.linked.opendata.cz/resource/obce/571393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OOP HLUBOKÁ NAD VLTAVOU</text:p>
          </table:table-cell>
          <table:table-cell office:value-type="string">
            <text:p>Hluboká nad Vltavou</text:p>
          </table:table-cell>
          <table:table-cell office:value-type="string">
            <text:p>http://ruian.linked.opendata.cz/resource/obce/544485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HLUČÍN</text:p>
          </table:table-cell>
          <table:table-cell office:value-type="string">
            <text:p>Hlučín</text:p>
          </table:table-cell>
          <table:table-cell office:value-type="string">
            <text:p>http://ruian.linked.opendata.cz/resource/obce/507016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HNOJNÍK</text:p>
          </table:table-cell>
          <table:table-cell office:value-type="string">
            <text:p>Hnojník</text:p>
          </table:table-cell>
          <table:table-cell office:value-type="string">
            <text:p>http://ruian.linked.opendata.cz/resource/obce/59816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26</text:p>
          </table:table-cell>
          <table:table-cell office:value-type="string">
            <text:p>OOP HODKOVICE NAD MOHELKOU</text:p>
          </table:table-cell>
          <table:table-cell office:value-type="string">
            <text:p>Hodkovice nad Mohelkou</text:p>
          </table:table-cell>
          <table:table-cell office:value-type="string">
            <text:p>http://ruian.linked.opendata.cz/resource/obce/564061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HODONÍN</text:p>
          </table:table-cell>
          <table:table-cell office:value-type="string">
            <text:p>Hodonín</text:p>
          </table:table-cell>
          <table:table-cell office:value-type="string">
            <text:p>http://ruian.linked.opendata.cz/resource/obce/547794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HODONÍN</text:p>
          </table:table-cell>
          <table:table-cell office:value-type="string">
            <text:p>Hodonín</text:p>
          </table:table-cell>
          <table:table-cell office:value-type="string">
            <text:p>http://ruian.linked.opendata.cz/resource/obce/581593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HODONÍN</text:p>
          </table:table-cell>
          <table:table-cell office:value-type="string">
            <text:p>Hodonín</text:p>
          </table:table-cell>
          <table:table-cell office:value-type="string">
            <text:p>http://ruian.linked.opendata.cz/resource/obce/58602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11</text:p>
          </table:table-cell>
          <table:table-cell office:value-type="string">
            <text:p>OOP HOLEŠOV</text:p>
          </table:table-cell>
          <table:table-cell office:value-type="string">
            <text:p>Holešov</text:p>
          </table:table-cell>
          <table:table-cell office:value-type="string">
            <text:p>http://ruian.linked.opendata.cz/resource/obce/588458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HOLOHLAVY</text:p>
          </table:table-cell>
          <table:table-cell office:value-type="string">
            <text:p>Holohlavy</text:p>
          </table:table-cell>
          <table:table-cell office:value-type="string">
            <text:p>http://ruian.linked.opendata.cz/resource/obce/57002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HOLÝŠOV</text:p>
          </table:table-cell>
          <table:table-cell office:value-type="string">
            <text:p>Holýšov</text:p>
          </table:table-cell>
          <table:table-cell office:value-type="string">
            <text:p>http://ruian.linked.opendata.cz/resource/obce/553654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HORAŽĎOVICE</text:p>
          </table:table-cell>
          <table:table-cell office:value-type="string">
            <text:p>Horažďovice</text:p>
          </table:table-cell>
          <table:table-cell office:value-type="string">
            <text:p>http://ruian.linked.opendata.cz/resource/obce/556254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OOP HOŘESEDLY</text:p>
          </table:table-cell>
          <table:table-cell office:value-type="string">
            <text:p>Hořesedly</text:p>
          </table:table-cell>
          <table:table-cell office:value-type="string">
            <text:p>http://ruian.linked.opendata.cz/resource/obce/541729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HOŘICE</text:p>
          </table:table-cell>
          <table:table-cell office:value-type="string">
            <text:p>Hořice</text:p>
          </table:table-cell>
          <table:table-cell office:value-type="string">
            <text:p>http://ruian.linked.opendata.cz/resource/obce/547956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HOŘICE</text:p>
          </table:table-cell>
          <table:table-cell office:value-type="string">
            <text:p>Hořice</text:p>
          </table:table-cell>
          <table:table-cell office:value-type="string">
            <text:p>http://ruian.linked.opendata.cz/resource/obce/572926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HOŘICE</text:p>
          </table:table-cell>
          <table:table-cell office:value-type="string">
            <text:p>Hořice na Šumavě</text:p>
          </table:table-cell>
          <table:table-cell office:value-type="string">
            <text:p>http://ruian.linked.opendata.cz/resource/obce/545520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OOP HORNÍ BEČVA</text:p>
          </table:table-cell>
          <table:table-cell office:value-type="string">
            <text:p>Horní Bečva</text:p>
          </table:table-cell>
          <table:table-cell office:value-type="string">
            <text:p>http://ruian.linked.opendata.cz/resource/obce/542687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OOP BENEŠOV</text:p>
          </table:table-cell>
          <table:table-cell office:value-type="string">
            <text:p>Horní Benešov</text:p>
          </table:table-cell>
          <table:table-cell office:value-type="string">
            <text:p>http://ruian.linked.opendata.cz/resource/obce/59735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OOP HORNÍ BENEŠOV</text:p>
          </table:table-cell>
          <table:table-cell office:value-type="string">
            <text:p>Horní Benešov</text:p>
          </table:table-cell>
          <table:table-cell office:value-type="string">
            <text:p>http://ruian.linked.opendata.cz/resource/obce/59735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BLATNÁ</text:p>
          </table:table-cell>
          <table:table-cell office:value-type="string">
            <text:p>Horní Blatná</text:p>
          </table:table-cell>
          <table:table-cell office:value-type="string">
            <text:p>http://ruian.linked.opendata.cz/resource/obce/555169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DUBŇANY</text:p>
          </table:table-cell>
          <table:table-cell office:value-type="string">
            <text:p>Horní Dubňany</text:p>
          </table:table-cell>
          <table:table-cell office:value-type="string">
            <text:p>http://ruian.linked.opendata.cz/resource/obce/594083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KAMENICE</text:p>
          </table:table-cell>
          <table:table-cell office:value-type="string">
            <text:p>Horní Kamenice</text:p>
          </table:table-cell>
          <table:table-cell office:value-type="string">
            <text:p>http://ruian.linked.opendata.cz/resource/obce/553662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OOP HORNÍ LIDEČ</text:p>
          </table:table-cell>
          <table:table-cell office:value-type="string">
            <text:p>Horní Lideč</text:p>
          </table:table-cell>
          <table:table-cell office:value-type="string">
            <text:p>http://ruian.linked.opendata.cz/resource/obce/542725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3</text:p>
          </table:table-cell>
          <table:table-cell office:value-type="string">
            <text:p>OOP HORNÍ PLANÁ</text:p>
          </table:table-cell>
          <table:table-cell office:value-type="string">
            <text:p>Horní Planá</text:p>
          </table:table-cell>
          <table:table-cell office:value-type="string">
            <text:p>http://ruian.linked.opendata.cz/resource/obce/54551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PLANÁ</text:p>
          </table:table-cell>
          <table:table-cell office:value-type="string">
            <text:p>Horní Planá</text:p>
          </table:table-cell>
          <table:table-cell office:value-type="string">
            <text:p>http://ruian.linked.opendata.cz/resource/obce/54551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OOP HORNÍ POČAPLY</text:p>
          </table:table-cell>
          <table:table-cell office:value-type="string">
            <text:p>Horní Počaply</text:p>
          </table:table-cell>
          <table:table-cell office:value-type="string">
            <text:p>http://ruian.linked.opendata.cz/resource/obce/534790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2</text:p>
          </table:table-cell>
          <table:table-cell office:value-type="string">
            <text:p>OOP HORNÍ SLAVKOV</text:p>
          </table:table-cell>
          <table:table-cell office:value-type="string">
            <text:p>Horní Slavkov</text:p>
          </table:table-cell>
          <table:table-cell office:value-type="string">
            <text:p>http://ruian.linked.opendata.cz/resource/obce/560367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4</text:p>
          </table:table-cell>
          <table:table-cell office:value-type="string">
            <text:p>OOP HORNÍ SUCHÁ</text:p>
          </table:table-cell>
          <table:table-cell office:value-type="string">
            <text:p>Horní Suchá</text:p>
          </table:table-cell>
          <table:table-cell office:value-type="string">
            <text:p>http://ruian.linked.opendata.cz/resource/obce/552739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OOP HORNÍ VLTAVICE</text:p>
          </table:table-cell>
          <table:table-cell office:value-type="string">
            <text:p>Horní Vltavice</text:p>
          </table:table-cell>
          <table:table-cell office:value-type="string">
            <text:p>http://ruian.linked.opendata.cz/resource/obce/550205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1</text:p>
          </table:table-cell>
          <table:table-cell office:value-type="string">
            <text:p>OOP HOŘOVICE</text:p>
          </table:table-cell>
          <table:table-cell office:value-type="string">
            <text:p>Hořovice</text:p>
          </table:table-cell>
          <table:table-cell office:value-type="string">
            <text:p>http://ruian.linked.opendata.cz/resource/obce/531189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OOP HORŠOVSKÝ TÝN</text:p>
          </table:table-cell>
          <table:table-cell office:value-type="string">
            <text:p>Horšovský Týn</text:p>
          </table:table-cell>
          <table:table-cell office:value-type="string">
            <text:p>http://ruian.linked.opendata.cz/resource/obce/55367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HOSTINNÉ</text:p>
          </table:table-cell>
          <table:table-cell office:value-type="string">
            <text:p>Hostinné</text:p>
          </table:table-cell>
          <table:table-cell office:value-type="string">
            <text:p>http://ruian.linked.opendata.cz/resource/obce/579297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21</text:p>
          </table:table-cell>
          <table:table-cell office:value-type="string">
            <text:p>OOP HOSTIVICE</text:p>
          </table:table-cell>
          <table:table-cell office:value-type="string">
            <text:p>Hostivice</text:p>
          </table:table-cell>
          <table:table-cell office:value-type="string">
            <text:p>http://ruian.linked.opendata.cz/resource/obce/539244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HRADEC NAD MORAVICÍ</text:p>
          </table:table-cell>
          <table:table-cell office:value-type="string">
            <text:p>Hradec nad Moravicí</text:p>
          </table:table-cell>
          <table:table-cell office:value-type="string">
            <text:p>http://ruian.linked.opendata.cz/resource/obce/50727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string">
            <text:p>Hrádek</text:p>
          </table:table-cell>
          <table:table-cell office:value-type="string">
            <text:p>http://ruian.linked.opendata.cz/resource/obce/51217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string">
            <text:p>Hrádek</text:p>
          </table:table-cell>
          <table:table-cell office:value-type="string">
            <text:p>http://ruian.linked.opendata.cz/resource/obce/547972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string">
            <text:p>Hrádek</text:p>
          </table:table-cell>
          <table:table-cell office:value-type="string">
            <text:p>http://ruian.linked.opendata.cz/resource/obce/55630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string">
            <text:p>Hrádek</text:p>
          </table:table-cell>
          <table:table-cell office:value-type="string">
            <text:p>http://ruian.linked.opendata.cz/resource/obce/570052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string">
            <text:p>Hrádek</text:p>
          </table:table-cell>
          <table:table-cell office:value-type="string">
            <text:p>http://ruian.linked.opendata.cz/resource/obce/559822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string">
            <text:p>Hrádek</text:p>
          </table:table-cell>
          <table:table-cell office:value-type="string">
            <text:p>http://ruian.linked.opendata.cz/resource/obce/59414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string">
            <text:p>Hrádek nad Nisou</text:p>
          </table:table-cell>
          <table:table-cell office:value-type="string">
            <text:p>http://ruian.linked.opendata.cz/resource/obce/564095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OOP HRÁDEK NAD NISOU</text:p>
          </table:table-cell>
          <table:table-cell office:value-type="string">
            <text:p>Hrádek nad Nisou</text:p>
          </table:table-cell>
          <table:table-cell office:value-type="string">
            <text:p>http://ruian.linked.opendata.cz/resource/obce/564095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OOP HRADIŠTKO</text:p>
          </table:table-cell>
          <table:table-cell office:value-type="string">
            <text:p>Hradištko</text:p>
          </table:table-cell>
          <table:table-cell office:value-type="string">
            <text:p>http://ruian.linked.opendata.cz/resource/obce/537179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OOP HRADIŠTKO</text:p>
          </table:table-cell>
          <table:table-cell office:value-type="string">
            <text:p>Hradištko</text:p>
          </table:table-cell>
          <table:table-cell office:value-type="string">
            <text:p>http://ruian.linked.opendata.cz/resource/obce/539252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1</text:p>
          </table:table-cell>
          <table:table-cell office:value-type="string">
            <text:p>OOP HRANICE</text:p>
          </table:table-cell>
          <table:table-cell office:value-type="string">
            <text:p>Hranice</text:p>
          </table:table-cell>
          <table:table-cell office:value-type="string">
            <text:p>http://ruian.linked.opendata.cz/resource/obce/51375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1</text:p>
          </table:table-cell>
          <table:table-cell office:value-type="string">
            <text:p>OOP HRANICE</text:p>
          </table:table-cell>
          <table:table-cell office:value-type="string">
            <text:p>Hranice</text:p>
          </table:table-cell>
          <table:table-cell office:value-type="string">
            <text:p>http://ruian.linked.opendata.cz/resource/obce/54454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1</text:p>
          </table:table-cell>
          <table:table-cell office:value-type="string">
            <text:p>OOP HRANICE</text:p>
          </table:table-cell>
          <table:table-cell office:value-type="string">
            <text:p>Hranice</text:p>
          </table:table-cell>
          <table:table-cell office:value-type="string">
            <text:p>http://ruian.linked.opendata.cz/resource/obce/554553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5</text:p>
          </table:table-cell>
          <table:table-cell office:value-type="string">
            <text:p>OOP HŘENSKO</text:p>
          </table:table-cell>
          <table:table-cell office:value-type="string">
            <text:p>Hřensko</text:p>
          </table:table-cell>
          <table:table-cell office:value-type="string">
            <text:p>http://ruian.linked.opendata.cz/resource/obce/562513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3</text:p>
          </table:table-cell>
          <table:table-cell office:value-type="string">
            <text:p>OOP HRONOV</text:p>
          </table:table-cell>
          <table:table-cell office:value-type="string">
            <text:p>Hronov</text:p>
          </table:table-cell>
          <table:table-cell office:value-type="string">
            <text:p>http://ruian.linked.opendata.cz/resource/obce/574082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OOP HROTOVICE</text:p>
          </table:table-cell>
          <table:table-cell office:value-type="string">
            <text:p>Hrotovice</text:p>
          </table:table-cell>
          <table:table-cell office:value-type="string">
            <text:p>http://ruian.linked.opendata.cz/resource/obce/590673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JESENÍK</text:p>
          </table:table-cell>
          <table:table-cell office:value-type="string">
            <text:p>Hrubý Jeseník</text:p>
          </table:table-cell>
          <table:table-cell office:value-type="string">
            <text:p>http://ruian.linked.opendata.cz/resource/obce/599638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OOP HRUŠOVANY NAD JEVIŠOVKOU</text:p>
          </table:table-cell>
          <table:table-cell office:value-type="string">
            <text:p>Hrušovany nad Jevišovkou</text:p>
          </table:table-cell>
          <table:table-cell office:value-type="string">
            <text:p>http://ruian.linked.opendata.cz/resource/obce/59415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HULÍN</text:p>
          </table:table-cell>
          <table:table-cell office:value-type="string">
            <text:p>Hulín</text:p>
          </table:table-cell>
          <table:table-cell office:value-type="string">
            <text:p>http://ruian.linked.opendata.cz/resource/obce/58849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2</text:p>
          </table:table-cell>
          <table:table-cell office:value-type="string">
            <text:p>OOP HUMPOLEC</text:p>
          </table:table-cell>
          <table:table-cell office:value-type="string">
            <text:p>Humpolec</text:p>
          </table:table-cell>
          <table:table-cell office:value-type="string">
            <text:p>http://ruian.linked.opendata.cz/resource/obce/547999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OOP HUSTOPEČE</text:p>
          </table:table-cell>
          <table:table-cell office:value-type="string">
            <text:p>Hustopeče</text:p>
          </table:table-cell>
          <table:table-cell office:value-type="string">
            <text:p>http://ruian.linked.opendata.cz/resource/obce/584495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OOP HUSTOPEČE</text:p>
          </table:table-cell>
          <table:table-cell office:value-type="string">
            <text:p>Hustopeče nad Bečvou</text:p>
          </table:table-cell>
          <table:table-cell office:value-type="string">
            <text:p>http://ruian.linked.opendata.cz/resource/obce/513768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IVANČICE</text:p>
          </table:table-cell>
          <table:table-cell office:value-type="string">
            <text:p>Ivančice</text:p>
          </table:table-cell>
          <table:table-cell office:value-type="string">
            <text:p>http://ruian.linked.opendata.cz/resource/obce/58312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OOP JABLONEC NAD NISOU</text:p>
          </table:table-cell>
          <table:table-cell office:value-type="string">
            <text:p>Jablonec nad Nisou</text:p>
          </table:table-cell>
          <table:table-cell office:value-type="string">
            <text:p>http://ruian.linked.opendata.cz/resource/obce/56351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21</text:p>
          </table:table-cell>
          <table:table-cell office:value-type="string">
            <text:p>OOP JABLONNÉ V PODJEŠTĚDÍ</text:p>
          </table:table-cell>
          <table:table-cell office:value-type="string">
            <text:p>Jablonné v Podještědí</text:p>
          </table:table-cell>
          <table:table-cell office:value-type="string">
            <text:p>http://ruian.linked.opendata.cz/resource/obce/561631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2</text:p>
          </table:table-cell>
          <table:table-cell office:value-type="string">
            <text:p>OOP JABLŮNKA</text:p>
          </table:table-cell>
          <table:table-cell office:value-type="string">
            <text:p>Jablůnka</text:p>
          </table:table-cell>
          <table:table-cell office:value-type="string">
            <text:p>http://ruian.linked.opendata.cz/resource/obce/542865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OOP JABLUNKOV</text:p>
          </table:table-cell>
          <table:table-cell office:value-type="string">
            <text:p>Jablunkov</text:p>
          </table:table-cell>
          <table:table-cell office:value-type="string">
            <text:p>http://ruian.linked.opendata.cz/resource/obce/598259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JÁCHYMOV</text:p>
          </table:table-cell>
          <table:table-cell office:value-type="string">
            <text:p>Jáchymov</text:p>
          </table:table-cell>
          <table:table-cell office:value-type="string">
            <text:p>http://ruian.linked.opendata.cz/resource/obce/555215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4</text:p>
          </table:table-cell>
          <table:table-cell office:value-type="string">
            <text:p>OOP JAROMĚŘ</text:p>
          </table:table-cell>
          <table:table-cell office:value-type="string">
            <text:p>Jaroměř</text:p>
          </table:table-cell>
          <table:table-cell office:value-type="string">
            <text:p>http://ruian.linked.opendata.cz/resource/obce/57412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JAROMĚŘICE NAD ROKYTNOU</text:p>
          </table:table-cell>
          <table:table-cell office:value-type="string">
            <text:p>Jaroměřice nad Rokytnou</text:p>
          </table:table-cell>
          <table:table-cell office:value-type="string">
            <text:p>http://ruian.linked.opendata.cz/resource/obce/590754</text:p>
          </table:table-cell>
        </table:table-row>
        <table:table-row table:style-name="ro1">
          <table:table-cell office:value-type="string">
            <text:p>14</text:p>
          </table:table-cell>
          <table:table-cell table:number-columns-repeated="2" office:value-type="string">
            <text:p>11</text:p>
          </table:table-cell>
          <table:table-cell office:value-type="string">
            <text:p>OOP JAVORNÍK</text:p>
          </table:table-cell>
          <table:table-cell office:value-type="string">
            <text:p>Javorník</text:p>
          </table:table-cell>
          <table:table-cell office:value-type="string">
            <text:p>http://ruian.linked.opendata.cz/resource/obce/536148</text:p>
          </table:table-cell>
        </table:table-row>
        <table:table-row table:style-name="ro1">
          <table:table-cell office:value-type="string">
            <text:p>14</text:p>
          </table:table-cell>
          <table:table-cell table:number-columns-repeated="2" office:value-type="string">
            <text:p>11</text:p>
          </table:table-cell>
          <table:table-cell office:value-type="string">
            <text:p>OOP JAVORNÍK</text:p>
          </table:table-cell>
          <table:table-cell office:value-type="string">
            <text:p>Javorník</text:p>
          </table:table-cell>
          <table:table-cell office:value-type="string">
            <text:p>http://ruian.linked.opendata.cz/resource/obce/529851</text:p>
          </table:table-cell>
        </table:table-row>
        <table:table-row table:style-name="ro1">
          <table:table-cell office:value-type="string">
            <text:p>14</text:p>
          </table:table-cell>
          <table:table-cell table:number-columns-repeated="2" office:value-type="string">
            <text:p>11</text:p>
          </table:table-cell>
          <table:table-cell office:value-type="string">
            <text:p>OOP JAVORNÍK</text:p>
          </table:table-cell>
          <table:table-cell office:value-type="string">
            <text:p>Javorník</text:p>
          </table:table-cell>
          <table:table-cell office:value-type="string">
            <text:p>http://ruian.linked.opendata.cz/resource/obce/580406</text:p>
          </table:table-cell>
        </table:table-row>
        <table:table-row table:style-name="ro1">
          <table:table-cell office:value-type="string">
            <text:p>14</text:p>
          </table:table-cell>
          <table:table-cell table:number-columns-repeated="2" office:value-type="string">
            <text:p>11</text:p>
          </table:table-cell>
          <table:table-cell office:value-type="string">
            <text:p>OOP JAVORNÍK</text:p>
          </table:table-cell>
          <table:table-cell office:value-type="string">
            <text:p>Javorník</text:p>
          </table:table-cell>
          <table:table-cell office:value-type="string">
            <text:p>http://ruian.linked.opendata.cz/resource/obce/572713</text:p>
          </table:table-cell>
        </table:table-row>
        <table:table-row table:style-name="ro1">
          <table:table-cell office:value-type="string">
            <text:p>14</text:p>
          </table:table-cell>
          <table:table-cell table:number-columns-repeated="2" office:value-type="string">
            <text:p>11</text:p>
          </table:table-cell>
          <table:table-cell office:value-type="string">
            <text:p>OOP JAVORNÍK</text:p>
          </table:table-cell>
          <table:table-cell office:value-type="string">
            <text:p>Javorník</text:p>
          </table:table-cell>
          <table:table-cell office:value-type="string">
            <text:p>http://ruian.linked.opendata.cz/resource/obce/586218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  <table:table-cell office:value-type="string">
            <text:p>OOP JEMNICE</text:p>
          </table:table-cell>
          <table:table-cell office:value-type="string">
            <text:p>Jemnice</text:p>
          </table:table-cell>
          <table:table-cell office:value-type="string">
            <text:p>http://ruian.linked.opendata.cz/resource/obce/590789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2</text:p>
          </table:table-cell>
          <table:table-cell office:value-type="string">
            <text:p>OOP JESENICE</text:p>
          </table:table-cell>
          <table:table-cell office:value-type="string">
            <text:p>Jesenice</text:p>
          </table:table-cell>
          <table:table-cell office:value-type="string">
            <text:p>http://ruian.linked.opendata.cz/resource/obce/541834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4</text:p>
          </table:table-cell>
          <table:table-cell office:value-type="string">
            <text:p>OOP JESENICE</text:p>
          </table:table-cell>
          <table:table-cell office:value-type="string">
            <text:p>Jesenice</text:p>
          </table:table-cell>
          <table:table-cell office:value-type="string">
            <text:p>http://ruian.linked.opendata.cz/resource/obce/541834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2</text:p>
          </table:table-cell>
          <table:table-cell office:value-type="string">
            <text:p>OOP JESENICE</text:p>
          </table:table-cell>
          <table:table-cell office:value-type="string">
            <text:p>Jesenice</text:p>
          </table:table-cell>
          <table:table-cell office:value-type="string">
            <text:p>http://ruian.linked.opendata.cz/resource/obce/539325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4</text:p>
          </table:table-cell>
          <table:table-cell office:value-type="string">
            <text:p>OOP JESENICE</text:p>
          </table:table-cell>
          <table:table-cell office:value-type="string">
            <text:p>Jesenice</text:p>
          </table:table-cell>
          <table:table-cell office:value-type="string">
            <text:p>http://ruian.linked.opendata.cz/resource/obce/539325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2</text:p>
          </table:table-cell>
          <table:table-cell office:value-type="string">
            <text:p>OOP JESENICE</text:p>
          </table:table-cell>
          <table:table-cell office:value-type="string">
            <text:p>Jesenice</text:p>
          </table:table-cell>
          <table:table-cell office:value-type="string">
            <text:p>http://ruian.linked.opendata.cz/resource/obce/540391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4</text:p>
          </table:table-cell>
          <table:table-cell office:value-type="string">
            <text:p>OOP JESENICE</text:p>
          </table:table-cell>
          <table:table-cell office:value-type="string">
            <text:p>Jesenice</text:p>
          </table:table-cell>
          <table:table-cell office:value-type="string">
            <text:p>http://ruian.linked.opendata.cz/resource/obce/54039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JESENÍK</text:p>
          </table:table-cell>
          <table:table-cell office:value-type="string">
            <text:p>Jeseník</text:p>
          </table:table-cell>
          <table:table-cell office:value-type="string">
            <text:p>http://ruian.linked.opendata.cz/resource/obce/536385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JESENÍK</text:p>
          </table:table-cell>
          <table:table-cell office:value-type="string">
            <text:p>Jeseník nad Odrou</text:p>
          </table:table-cell>
          <table:table-cell office:value-type="string">
            <text:p>http://ruian.linked.opendata.cz/resource/obce/599468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JEVÍČKO</text:p>
          </table:table-cell>
          <table:table-cell office:value-type="string">
            <text:p>Jevíčko</text:p>
          </table:table-cell>
          <table:table-cell office:value-type="string">
            <text:p>http://ruian.linked.opendata.cz/resource/obce/578193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12</text:p>
          </table:table-cell>
          <table:table-cell office:value-type="string">
            <text:p>OOP JEVIŠOVICE</text:p>
          </table:table-cell>
          <table:table-cell office:value-type="string">
            <text:p>Jevišovice</text:p>
          </table:table-cell>
          <table:table-cell office:value-type="string">
            <text:p>http://ruian.linked.opendata.cz/resource/obce/594202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JIČÍN</text:p>
          </table:table-cell>
          <table:table-cell office:value-type="string">
            <text:p>Jičín</text:p>
          </table:table-cell>
          <table:table-cell office:value-type="string">
            <text:p>http://ruian.linked.opendata.cz/resource/obce/572659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JIHLAVA</text:p>
          </table:table-cell>
          <table:table-cell office:value-type="string">
            <text:p>Jihlava</text:p>
          </table:table-cell>
          <table:table-cell office:value-type="string">
            <text:p>http://ruian.linked.opendata.cz/resource/obce/586846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JILEMNICE</text:p>
          </table:table-cell>
          <table:table-cell office:value-type="string">
            <text:p>Jilemnice</text:p>
          </table:table-cell>
          <table:table-cell office:value-type="string">
            <text:p>http://ruian.linked.opendata.cz/resource/obce/577197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3</text:p>
          </table:table-cell>
          <table:table-cell office:value-type="string">
            <text:p>OOP JÍLOVÉ U PRAHY</text:p>
          </table:table-cell>
          <table:table-cell office:value-type="string">
            <text:p>Jílové u Prahy</text:p>
          </table:table-cell>
          <table:table-cell office:value-type="string">
            <text:p>http://ruian.linked.opendata.cz/resource/obce/539333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JINDŘICHŮV HRADEC</text:p>
          </table:table-cell>
          <table:table-cell office:value-type="string">
            <text:p>Jindřichův Hradec</text:p>
          </table:table-cell>
          <table:table-cell office:value-type="string">
            <text:p>http://ruian.linked.opendata.cz/resource/obce/54588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JIRKOV</text:p>
          </table:table-cell>
          <table:table-cell office:value-type="string">
            <text:p>Jirkov</text:p>
          </table:table-cell>
          <table:table-cell office:value-type="string">
            <text:p>http://ruian.linked.opendata.cz/resource/obce/563099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20</text:p>
          </table:table-cell>
          <table:table-cell office:value-type="string">
            <text:p>OOP JISTEBNICE</text:p>
          </table:table-cell>
          <table:table-cell office:value-type="string">
            <text:p>Jistebnice</text:p>
          </table:table-cell>
          <table:table-cell office:value-type="string">
            <text:p>http://ruian.linked.opendata.cz/resource/obce/552534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3</text:p>
          </table:table-cell>
          <table:table-cell office:value-type="string">
            <text:p>OOP KADAŇ</text:p>
          </table:table-cell>
          <table:table-cell office:value-type="string">
            <text:p>Kadaň</text:p>
          </table:table-cell>
          <table:table-cell office:value-type="string">
            <text:p>http://ruian.linked.opendata.cz/resource/obce/563102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KAMENICE</text:p>
          </table:table-cell>
          <table:table-cell office:value-type="string">
            <text:p>Kamenice</text:p>
          </table:table-cell>
          <table:table-cell office:value-type="string">
            <text:p>http://ruian.linked.opendata.cz/resource/obce/538299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KAMENICE</text:p>
          </table:table-cell>
          <table:table-cell office:value-type="string">
            <text:p>Kamenice</text:p>
          </table:table-cell>
          <table:table-cell office:value-type="string">
            <text:p>http://ruian.linked.opendata.cz/resource/obce/587346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KAMENICE</text:p>
          </table:table-cell>
          <table:table-cell office:value-type="string">
            <text:p>Kamenice nad Lipou</text:p>
          </table:table-cell>
          <table:table-cell office:value-type="string">
            <text:p>http://ruian.linked.opendata.cz/resource/obce/54811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3</text:p>
          </table:table-cell>
          <table:table-cell office:value-type="string">
            <text:p>OOP KAMENICE NAD LIPOU</text:p>
          </table:table-cell>
          <table:table-cell office:value-type="string">
            <text:p>Kamenice nad Lipou</text:p>
          </table:table-cell>
          <table:table-cell office:value-type="string">
            <text:p>http://ruian.linked.opendata.cz/resource/obce/54811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4</text:p>
          </table:table-cell>
          <table:table-cell office:value-type="string">
            <text:p>OOP MOST</text:p>
          </table:table-cell>
          <table:table-cell office:value-type="string">
            <text:p>Kamenný Most</text:p>
          </table:table-cell>
          <table:table-cell office:value-type="string">
            <text:p>http://ruian.linked.opendata.cz/resource/obce/513032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5</text:p>
          </table:table-cell>
          <table:table-cell office:value-type="string">
            <text:p>OOP KAPLICE</text:p>
          </table:table-cell>
          <table:table-cell office:value-type="string">
            <text:p>Kaplice</text:p>
          </table:table-cell>
          <table:table-cell office:value-type="string">
            <text:p>http://ruian.linked.opendata.cz/resource/obce/545562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3</text:p>
          </table:table-cell>
          <table:table-cell office:value-type="string">
            <text:p>OOP KARLOVY VARY</text:p>
          </table:table-cell>
          <table:table-cell office:value-type="string">
            <text:p>Karlovy Vary</text:p>
          </table:table-cell>
          <table:table-cell office:value-type="string">
            <text:p>http://ruian.linked.opendata.cz/resource/obce/55496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3</text:p>
          </table:table-cell>
          <table:table-cell office:value-type="string">
            <text:p>OOP KARLŠTEJN</text:p>
          </table:table-cell>
          <table:table-cell office:value-type="string">
            <text:p>Karlštejn</text:p>
          </table:table-cell>
          <table:table-cell office:value-type="string">
            <text:p>http://ruian.linked.opendata.cz/resource/obce/531316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3</text:p>
          </table:table-cell>
          <table:table-cell office:value-type="string">
            <text:p>OOP KAROLINKA</text:p>
          </table:table-cell>
          <table:table-cell office:value-type="string">
            <text:p>Karolinka</text:p>
          </table:table-cell>
          <table:table-cell office:value-type="string">
            <text:p>http://ruian.linked.opendata.cz/resource/obce/54291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3</text:p>
          </table:table-cell>
          <table:table-cell office:value-type="string">
            <text:p>OOP KAŠPERSKÉ HORY</text:p>
          </table:table-cell>
          <table:table-cell office:value-type="string">
            <text:p>Kašperské Hory</text:p>
          </table:table-cell>
          <table:table-cell office:value-type="string">
            <text:p>http://ruian.linked.opendata.cz/resource/obce/556432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KAZNĚJOV</text:p>
          </table:table-cell>
          <table:table-cell office:value-type="string">
            <text:p>Kaznějov</text:p>
          </table:table-cell>
          <table:table-cell office:value-type="string">
            <text:p>http://ruian.linked.opendata.cz/resource/obce/55900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OOP KAZNĚJOV</text:p>
          </table:table-cell>
          <table:table-cell office:value-type="string">
            <text:p>Kaznějov</text:p>
          </table:table-cell>
          <table:table-cell office:value-type="string">
            <text:p>http://ruian.linked.opendata.cz/resource/obce/55900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OOP KDYNĚ</text:p>
          </table:table-cell>
          <table:table-cell office:value-type="string">
            <text:p>Kdyně</text:p>
          </table:table-cell>
          <table:table-cell office:value-type="string">
            <text:p>http://ruian.linked.opendata.cz/resource/obce/553786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14</text:p>
          </table:table-cell>
          <table:table-cell office:value-type="string">
            <text:p>OOP KLADNO</text:p>
          </table:table-cell>
          <table:table-cell office:value-type="string">
            <text:p>Kladno</text:p>
          </table:table-cell>
          <table:table-cell office:value-type="string">
            <text:p>http://ruian.linked.opendata.cz/resource/obce/532053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14</text:p>
          </table:table-cell>
          <table:table-cell office:value-type="string">
            <text:p>OOP KLADNO</text:p>
          </table:table-cell>
          <table:table-cell office:value-type="string">
            <text:p>Kladno</text:p>
          </table:table-cell>
          <table:table-cell office:value-type="string">
            <text:p>http://ruian.linked.opendata.cz/resource/obce/57158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4</text:p>
          </table:table-cell>
          <table:table-cell office:value-type="string">
            <text:p>OOP KLÁŠTEREC NAD OHŘÍ</text:p>
          </table:table-cell>
          <table:table-cell office:value-type="string">
            <text:p>Klášterec nad Ohří</text:p>
          </table:table-cell>
          <table:table-cell office:value-type="string">
            <text:p>http://ruian.linked.opendata.cz/resource/obce/563129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4</text:p>
          </table:table-cell>
          <table:table-cell office:value-type="string">
            <text:p>OOP KLATOVY</text:p>
          </table:table-cell>
          <table:table-cell office:value-type="string">
            <text:p>Klatovy</text:p>
          </table:table-cell>
          <table:table-cell office:value-type="string">
            <text:p>http://ruian.linked.opendata.cz/resource/obce/55577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KOJETÍN</text:p>
          </table:table-cell>
          <table:table-cell office:value-type="string">
            <text:p>Kojetín</text:p>
          </table:table-cell>
          <table:table-cell office:value-type="string">
            <text:p>http://ruian.linked.opendata.cz/resource/obce/514055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KOJETÍN</text:p>
          </table:table-cell>
          <table:table-cell office:value-type="string">
            <text:p>Kojetín</text:p>
          </table:table-cell>
          <table:table-cell office:value-type="string">
            <text:p>http://ruian.linked.opendata.cz/resource/obce/56888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KOLÍN</text:p>
          </table:table-cell>
          <table:table-cell office:value-type="string">
            <text:p>Kolín</text:p>
          </table:table-cell>
          <table:table-cell office:value-type="string">
            <text:p>http://ruian.linked.opendata.cz/resource/obce/533165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5</text:p>
          </table:table-cell>
          <table:table-cell office:value-type="string">
            <text:p>OOP KOLINEC</text:p>
          </table:table-cell>
          <table:table-cell office:value-type="string">
            <text:p>Kolinec</text:p>
          </table:table-cell>
          <table:table-cell office:value-type="string">
            <text:p>http://ruian.linked.opendata.cz/resource/obce/556467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OOP KONICE</text:p>
          </table:table-cell>
          <table:table-cell office:value-type="string">
            <text:p>Konice</text:p>
          </table:table-cell>
          <table:table-cell office:value-type="string">
            <text:p>http://ruian.linked.opendata.cz/resource/obce/589624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OOP KONSTANTINOVY LÁZNĚ</text:p>
          </table:table-cell>
          <table:table-cell office:value-type="string">
            <text:p>Konstantinovy Lázně</text:p>
          </table:table-cell>
          <table:table-cell office:value-type="string">
            <text:p>http://ruian.linked.opendata.cz/resource/obce/560952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OOP KOPIDLNO</text:p>
          </table:table-cell>
          <table:table-cell office:value-type="string">
            <text:p>Kopidlno</text:p>
          </table:table-cell>
          <table:table-cell office:value-type="string">
            <text:p>http://ruian.linked.opendata.cz/resource/obce/57306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3</text:p>
          </table:table-cell>
          <table:table-cell office:value-type="string">
            <text:p>OOP KOPŘIVNICE</text:p>
          </table:table-cell>
          <table:table-cell office:value-type="string">
            <text:p>Kopřivnice</text:p>
          </table:table-cell>
          <table:table-cell office:value-type="string">
            <text:p>http://ruian.linked.opendata.cz/resource/obce/599565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OOP KOSTELEC NAD LABEM</text:p>
          </table:table-cell>
          <table:table-cell office:value-type="string">
            <text:p>Kostelec nad Labem</text:p>
          </table:table-cell>
          <table:table-cell office:value-type="string">
            <text:p>http://ruian.linked.opendata.cz/resource/obce/534935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KOSTELEC NAD ORLICÍ</text:p>
          </table:table-cell>
          <table:table-cell office:value-type="string">
            <text:p>Kostelec nad Orlicí</text:p>
          </table:table-cell>
          <table:table-cell office:value-type="string">
            <text:p>http://ruian.linked.opendata.cz/resource/obce/57636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KOŠTICE</text:p>
          </table:table-cell>
          <table:table-cell office:value-type="string">
            <text:p>Koštice</text:p>
          </table:table-cell>
          <table:table-cell office:value-type="string">
            <text:p>http://ruian.linked.opendata.cz/resource/obce/566284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3</text:p>
          </table:table-cell>
          <table:table-cell office:value-type="string">
            <text:p>OOP KOUŘIM</text:p>
          </table:table-cell>
          <table:table-cell office:value-type="string">
            <text:p>Kouřim</text:p>
          </table:table-cell>
          <table:table-cell office:value-type="string">
            <text:p>http://ruian.linked.opendata.cz/resource/obce/533424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3</text:p>
          </table:table-cell>
          <table:table-cell office:value-type="string">
            <text:p>OOP KRÁLÍKY</text:p>
          </table:table-cell>
          <table:table-cell office:value-type="string">
            <text:p>Králíky</text:p>
          </table:table-cell>
          <table:table-cell office:value-type="string">
            <text:p>http://ruian.linked.opendata.cz/resource/obce/570192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3</text:p>
          </table:table-cell>
          <table:table-cell office:value-type="string">
            <text:p>OOP KRÁLÍKY</text:p>
          </table:table-cell>
          <table:table-cell office:value-type="string">
            <text:p>Králíky</text:p>
          </table:table-cell>
          <table:table-cell office:value-type="string">
            <text:p>http://ruian.linked.opendata.cz/resource/obce/58048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KRALOVICE</text:p>
          </table:table-cell>
          <table:table-cell office:value-type="string">
            <text:p>Kralovice</text:p>
          </table:table-cell>
          <table:table-cell office:value-type="string">
            <text:p>http://ruian.linked.opendata.cz/resource/obce/559075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3</text:p>
          </table:table-cell>
          <table:table-cell office:value-type="string">
            <text:p>OOP KRALOVICE</text:p>
          </table:table-cell>
          <table:table-cell office:value-type="string">
            <text:p>Kralovice</text:p>
          </table:table-cell>
          <table:table-cell office:value-type="string">
            <text:p>http://ruian.linked.opendata.cz/resource/obce/559075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OOP KRALUPY NAD VLTAVOU</text:p>
          </table:table-cell>
          <table:table-cell office:value-type="string">
            <text:p>Kralupy nad Vltavou</text:p>
          </table:table-cell>
          <table:table-cell office:value-type="string">
            <text:p>http://ruian.linked.opendata.cz/resource/obce/53495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KRÁLŮV DVŮR</text:p>
          </table:table-cell>
          <table:table-cell office:value-type="string">
            <text:p>Králův Dvůr</text:p>
          </table:table-cell>
          <table:table-cell office:value-type="string">
            <text:p>http://ruian.linked.opendata.cz/resource/obce/533203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4</text:p>
          </table:table-cell>
          <table:table-cell office:value-type="string">
            <text:p>OOP KRASLICE</text:p>
          </table:table-cell>
          <table:table-cell office:value-type="string">
            <text:p>Kraslice</text:p>
          </table:table-cell>
          <table:table-cell office:value-type="string">
            <text:p>http://ruian.linked.opendata.cz/resource/obce/560472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KRÁSNÁ</text:p>
          </table:table-cell>
          <table:table-cell office:value-type="string">
            <text:p>Krásná</text:p>
          </table:table-cell>
          <table:table-cell office:value-type="string">
            <text:p>http://ruian.linked.opendata.cz/resource/obce/538795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KRÁSNÁ</text:p>
          </table:table-cell>
          <table:table-cell office:value-type="string">
            <text:p>Krásná</text:p>
          </table:table-cell>
          <table:table-cell office:value-type="string">
            <text:p>http://ruian.linked.opendata.cz/resource/obce/549673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KRÁSNÁ</text:p>
          </table:table-cell>
          <table:table-cell office:value-type="string">
            <text:p>Krásná Hora</text:p>
          </table:table-cell>
          <table:table-cell office:value-type="string">
            <text:p>http://ruian.linked.opendata.cz/resource/obce/568929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KRÁSNÁ</text:p>
          </table:table-cell>
          <table:table-cell office:value-type="string">
            <text:p>Krásná Hora nad Vltavou</text:p>
          </table:table-cell>
          <table:table-cell office:value-type="string">
            <text:p>http://ruian.linked.opendata.cz/resource/obce/540552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KRÁSNÁ</text:p>
          </table:table-cell>
          <table:table-cell office:value-type="string">
            <text:p>Krásná Lípa</text:p>
          </table:table-cell>
          <table:table-cell office:value-type="string">
            <text:p>http://ruian.linked.opendata.cz/resource/obce/56261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KRÁSNÁ LÍPA</text:p>
          </table:table-cell>
          <table:table-cell office:value-type="string">
            <text:p>Krásná Lípa</text:p>
          </table:table-cell>
          <table:table-cell office:value-type="string">
            <text:p>http://ruian.linked.opendata.cz/resource/obce/56261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KRÁSNÁ</text:p>
          </table:table-cell>
          <table:table-cell office:value-type="string">
            <text:p>Krásná Ves</text:p>
          </table:table-cell>
          <table:table-cell office:value-type="string">
            <text:p>http://ruian.linked.opendata.cz/resource/obce/536164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KRAVAŘE</text:p>
          </table:table-cell>
          <table:table-cell office:value-type="string">
            <text:p>Kravaře</text:p>
          </table:table-cell>
          <table:table-cell office:value-type="string">
            <text:p>http://ruian.linked.opendata.cz/resource/obce/50758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KRAVAŘE</text:p>
          </table:table-cell>
          <table:table-cell office:value-type="string">
            <text:p>Kravaře</text:p>
          </table:table-cell>
          <table:table-cell office:value-type="string">
            <text:p>http://ruian.linked.opendata.cz/resource/obce/561720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KŘEMŽE</text:p>
          </table:table-cell>
          <table:table-cell office:value-type="string">
            <text:p>Křemže</text:p>
          </table:table-cell>
          <table:table-cell office:value-type="string">
            <text:p>http://ruian.linked.opendata.cz/resource/obce/54557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KŘINEC</text:p>
          </table:table-cell>
          <table:table-cell office:value-type="string">
            <text:p>Křinec</text:p>
          </table:table-cell>
          <table:table-cell office:value-type="string">
            <text:p>http://ruian.linked.opendata.cz/resource/obce/53741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OOP KRNOV</text:p>
          </table:table-cell>
          <table:table-cell office:value-type="string">
            <text:p>Krnov</text:p>
          </table:table-cell>
          <table:table-cell office:value-type="string">
            <text:p>http://ruian.linked.opendata.cz/resource/obce/59752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KROMĚŘÍŽ</text:p>
          </table:table-cell>
          <table:table-cell office:value-type="string">
            <text:p>Kroměříž</text:p>
          </table:table-cell>
          <table:table-cell office:value-type="string">
            <text:p>http://ruian.linked.opendata.cz/resource/obce/588296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5</text:p>
          </table:table-cell>
          <table:table-cell office:value-type="string">
            <text:p>OOP KRUPKA</text:p>
          </table:table-cell>
          <table:table-cell office:value-type="string">
            <text:p>Krupka</text:p>
          </table:table-cell>
          <table:table-cell office:value-type="string">
            <text:p>http://ruian.linked.opendata.cz/resource/obce/567639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1</text:p>
          </table:table-cell>
          <table:table-cell office:value-type="string">
            <text:p>OOP KRYRY</text:p>
          </table:table-cell>
          <table:table-cell office:value-type="string">
            <text:p>Kryry</text:p>
          </table:table-cell>
          <table:table-cell office:value-type="string">
            <text:p>http://ruian.linked.opendata.cz/resource/obce/566314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3</text:p>
          </table:table-cell>
          <table:table-cell office:value-type="string">
            <text:p>OOP KUŘIM</text:p>
          </table:table-cell>
          <table:table-cell office:value-type="string">
            <text:p>Kuřim</text:p>
          </table:table-cell>
          <table:table-cell office:value-type="string">
            <text:p>http://ruian.linked.opendata.cz/resource/obce/58325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KUTNÁ HORA</text:p>
          </table:table-cell>
          <table:table-cell office:value-type="string">
            <text:p>Kutná Hora</text:p>
          </table:table-cell>
          <table:table-cell office:value-type="string">
            <text:p>http://ruian.linked.opendata.cz/resource/obce/533955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KYJOV</text:p>
          </table:table-cell>
          <table:table-cell office:value-type="string">
            <text:p>Kyjov</text:p>
          </table:table-cell>
          <table:table-cell office:value-type="string">
            <text:p>http://ruian.linked.opendata.cz/resource/obce/548308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KYJOV</text:p>
          </table:table-cell>
          <table:table-cell office:value-type="string">
            <text:p>Kyjov</text:p>
          </table:table-cell>
          <table:table-cell office:value-type="string">
            <text:p>http://ruian.linked.opendata.cz/resource/obce/586307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KYJOV</text:p>
          </table:table-cell>
          <table:table-cell office:value-type="string">
            <text:p>Kyjov</text:p>
          </table:table-cell>
          <table:table-cell office:value-type="string">
            <text:p>http://ruian.linked.opendata.cz/resource/obce/59600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5</text:p>
          </table:table-cell>
          <table:table-cell office:value-type="string">
            <text:p>OOP KYNŠPERK NAD OHŘÍ</text:p>
          </table:table-cell>
          <table:table-cell office:value-type="string">
            <text:p>Kynšperk nad Ohří</text:p>
          </table:table-cell>
          <table:table-cell office:value-type="string">
            <text:p>http://ruian.linked.opendata.cz/resource/obce/560499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KYSELKA</text:p>
          </table:table-cell>
          <table:table-cell office:value-type="string">
            <text:p>Kyselka</text:p>
          </table:table-cell>
          <table:table-cell office:value-type="string">
            <text:p>http://ruian.linked.opendata.cz/resource/obce/555347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4</text:p>
          </table:table-cell>
          <table:table-cell office:value-type="string">
            <text:p>OOP LANŠKROUN</text:p>
          </table:table-cell>
          <table:table-cell office:value-type="string">
            <text:p>Lanškroun</text:p>
          </table:table-cell>
          <table:table-cell office:value-type="string">
            <text:p>http://ruian.linked.opendata.cz/resource/obce/58051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10</text:p>
          </table:table-cell>
          <table:table-cell office:value-type="string">
            <text:p>OOP LÁZNĚ BOHDANEČ</text:p>
          </table:table-cell>
          <table:table-cell office:value-type="string">
            <text:p>Lázně Bohdaneč</text:p>
          </table:table-cell>
          <table:table-cell office:value-type="string">
            <text:p>http://ruian.linked.opendata.cz/resource/obce/574767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LÁZNĚ KYNŽVART</text:p>
          </table:table-cell>
          <table:table-cell office:value-type="string">
            <text:p>Lázně Kynžvart</text:p>
          </table:table-cell>
          <table:table-cell office:value-type="string">
            <text:p>http://ruian.linked.opendata.cz/resource/obce/554600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OOP LEDEČ NAD SÁZAVOU</text:p>
          </table:table-cell>
          <table:table-cell office:value-type="string">
            <text:p>Ledeč nad Sázavou</text:p>
          </table:table-cell>
          <table:table-cell office:value-type="string">
            <text:p>http://ruian.linked.opendata.cz/resource/obce/568988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OOP LETOHRAD</text:p>
          </table:table-cell>
          <table:table-cell office:value-type="string">
            <text:p>Letohrad</text:p>
          </table:table-cell>
          <table:table-cell office:value-type="string">
            <text:p>http://ruian.linked.opendata.cz/resource/obce/580538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OOP LETOVICE</text:p>
          </table:table-cell>
          <table:table-cell office:value-type="string">
            <text:p>Letovice</text:p>
          </table:table-cell>
          <table:table-cell office:value-type="string">
            <text:p>http://ruian.linked.opendata.cz/resource/obce/581917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6</text:p>
          </table:table-cell>
          <table:table-cell office:value-type="string">
            <text:p>OOP LETOVICE</text:p>
          </table:table-cell>
          <table:table-cell office:value-type="string">
            <text:p>Letovice</text:p>
          </table:table-cell>
          <table:table-cell office:value-type="string">
            <text:p>http://ruian.linked.opendata.cz/resource/obce/581917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OOP LIBČICE</text:p>
          </table:table-cell>
          <table:table-cell office:value-type="string">
            <text:p>Libčice nad Vltavou</text:p>
          </table:table-cell>
          <table:table-cell office:value-type="string">
            <text:p>http://ruian.linked.opendata.cz/resource/obce/539414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LIBĚCHOV</text:p>
          </table:table-cell>
          <table:table-cell office:value-type="string">
            <text:p>Liběchov</text:p>
          </table:table-cell>
          <table:table-cell office:value-type="string">
            <text:p>http://ruian.linked.opendata.cz/resource/obce/53500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LIBOCHOVICE</text:p>
          </table:table-cell>
          <table:table-cell office:value-type="string">
            <text:p>Libochovice</text:p>
          </table:table-cell>
          <table:table-cell office:value-type="string">
            <text:p>http://ruian.linked.opendata.cz/resource/obce/565164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OOP LIBOUCHEC</text:p>
          </table:table-cell>
          <table:table-cell office:value-type="string">
            <text:p>Libouchec</text:p>
          </table:table-cell>
          <table:table-cell office:value-type="string">
            <text:p>http://ruian.linked.opendata.cz/resource/obce/568058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LIPNÍK</text:p>
          </table:table-cell>
          <table:table-cell office:value-type="string">
            <text:p>Lipník</text:p>
          </table:table-cell>
          <table:table-cell office:value-type="string">
            <text:p>http://ruian.linked.opendata.cz/resource/obce/565563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LIPNÍK</text:p>
          </table:table-cell>
          <table:table-cell office:value-type="string">
            <text:p>Lipník</text:p>
          </table:table-cell>
          <table:table-cell office:value-type="string">
            <text:p>http://ruian.linked.opendata.cz/resource/obce/59104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LIPNÍK</text:p>
          </table:table-cell>
          <table:table-cell office:value-type="string">
            <text:p>Lipník nad Bečvou</text:p>
          </table:table-cell>
          <table:table-cell office:value-type="string">
            <text:p>http://ruian.linked.opendata.cz/resource/obce/514705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OOP LIPNO</text:p>
          </table:table-cell>
          <table:table-cell office:value-type="string">
            <text:p>Lipno</text:p>
          </table:table-cell>
          <table:table-cell office:value-type="string">
            <text:p>http://ruian.linked.opendata.cz/resource/obce/566403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OOP LIPNO</text:p>
          </table:table-cell>
          <table:table-cell office:value-type="string">
            <text:p>Lipno nad Vltavou</text:p>
          </table:table-cell>
          <table:table-cell office:value-type="string">
            <text:p>http://ruian.linked.opendata.cz/resource/obce/545597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OOP LIŠOV</text:p>
          </table:table-cell>
          <table:table-cell office:value-type="string">
            <text:p>Lišov</text:p>
          </table:table-cell>
          <table:table-cell office:value-type="string">
            <text:p>http://ruian.linked.opendata.cz/resource/obce/544779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1</text:p>
          </table:table-cell>
          <table:table-cell office:value-type="string">
            <text:p>OOP LITOMĚŘICE</text:p>
          </table:table-cell>
          <table:table-cell office:value-type="string">
            <text:p>Litoměřice</text:p>
          </table:table-cell>
          <table:table-cell office:value-type="string">
            <text:p>http://ruian.linked.opendata.cz/resource/obce/564567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14</text:p>
          </table:table-cell>
          <table:table-cell office:value-type="string">
            <text:p>OOP LITOMYŠL</text:p>
          </table:table-cell>
          <table:table-cell office:value-type="string">
            <text:p>Litomyšl</text:p>
          </table:table-cell>
          <table:table-cell office:value-type="string">
            <text:p>http://ruian.linked.opendata.cz/resource/obce/578347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13</text:p>
          </table:table-cell>
          <table:table-cell office:value-type="string">
            <text:p>OOP LITOVEL</text:p>
          </table:table-cell>
          <table:table-cell office:value-type="string">
            <text:p>Litovel</text:p>
          </table:table-cell>
          <table:table-cell office:value-type="string">
            <text:p>http://ruian.linked.opendata.cz/resource/obce/503444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LITVÍNOV</text:p>
          </table:table-cell>
          <table:table-cell office:value-type="string">
            <text:p>Litvínov</text:p>
          </table:table-cell>
          <table:table-cell office:value-type="string">
            <text:p>http://ruian.linked.opendata.cz/resource/obce/567256</text:p>
          </table:table-cell>
        </table:table-row>
        <table:table-row table:style-name="ro1">
          <table:table-cell office:value-type="string">
            <text:p>18</text:p>
          </table:table-cell>
          <table:table-cell table:number-columns-repeated="2" office:value-type="string">
            <text:p>11</text:p>
          </table:table-cell>
          <table:table-cell office:value-type="string">
            <text:p>OOP LOMNICE NAD POPELKOU</text:p>
          </table:table-cell>
          <table:table-cell office:value-type="string">
            <text:p>Lomnice nad Popelkou</text:p>
          </table:table-cell>
          <table:table-cell office:value-type="string">
            <text:p>http://ruian.linked.opendata.cz/resource/obce/577308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3</text:p>
          </table:table-cell>
          <table:table-cell office:value-type="string">
            <text:p>OOP LOUNY</text:p>
          </table:table-cell>
          <table:table-cell office:value-type="string">
            <text:p>Louny</text:p>
          </table:table-cell>
          <table:table-cell office:value-type="string">
            <text:p>http://ruian.linked.opendata.cz/resource/obce/56597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LOVOSICE</text:p>
          </table:table-cell>
          <table:table-cell office:value-type="string">
            <text:p>Lovosice</text:p>
          </table:table-cell>
          <table:table-cell office:value-type="string">
            <text:p>http://ruian.linked.opendata.cz/resource/obce/565229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3</text:p>
          </table:table-cell>
          <table:table-cell office:value-type="string">
            <text:p>OOP LUHAČOVICE</text:p>
          </table:table-cell>
          <table:table-cell office:value-type="string">
            <text:p>Luhačovice</text:p>
          </table:table-cell>
          <table:table-cell office:value-type="string">
            <text:p>http://ruian.linked.opendata.cz/resource/obce/585459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14</text:p>
          </table:table-cell>
          <table:table-cell office:value-type="string">
            <text:p>OOP LUTÍN</text:p>
          </table:table-cell>
          <table:table-cell office:value-type="string">
            <text:p>Lutín</text:p>
          </table:table-cell>
          <table:table-cell office:value-type="string">
            <text:p>http://ruian.linked.opendata.cz/resource/obce/503657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LUŽEC NAD VLTAVOU</text:p>
          </table:table-cell>
          <table:table-cell office:value-type="string">
            <text:p>Lužec nad Vltavou</text:p>
          </table:table-cell>
          <table:table-cell office:value-type="string">
            <text:p>http://ruian.linked.opendata.cz/resource/obce/535028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1</text:p>
          </table:table-cell>
          <table:table-cell office:value-type="string">
            <text:p>OOP LYSÁ NAD LABEM</text:p>
          </table:table-cell>
          <table:table-cell office:value-type="string">
            <text:p>Lysá nad Labem</text:p>
          </table:table-cell>
          <table:table-cell office:value-type="string">
            <text:p>http://ruian.linked.opendata.cz/resource/obce/537454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BŘEZNO</text:p>
          </table:table-cell>
          <table:table-cell office:value-type="string">
            <text:p>Malé Březno</text:p>
          </table:table-cell>
          <table:table-cell office:value-type="string">
            <text:p>http://ruian.linked.opendata.cz/resource/obce/567299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BŘEZNO</text:p>
          </table:table-cell>
          <table:table-cell office:value-type="string">
            <text:p>Malé Březno</text:p>
          </table:table-cell>
          <table:table-cell office:value-type="string">
            <text:p>http://ruian.linked.opendata.cz/resource/obce/56809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3</text:p>
          </table:table-cell>
          <table:table-cell office:value-type="string">
            <text:p>OOP MANĚTÍN</text:p>
          </table:table-cell>
          <table:table-cell office:value-type="string">
            <text:p>Manětín</text:p>
          </table:table-cell>
          <table:table-cell office:value-type="string">
            <text:p>http://ruian.linked.opendata.cz/resource/obce/559202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5</text:p>
          </table:table-cell>
          <table:table-cell office:value-type="string">
            <text:p>OOP MARIÁNSKÉ LÁZNĚ</text:p>
          </table:table-cell>
          <table:table-cell office:value-type="string">
            <text:p>Mariánské Lázně</text:p>
          </table:table-cell>
          <table:table-cell office:value-type="string">
            <text:p>http://ruian.linked.opendata.cz/resource/obce/554642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MĚLNÍK</text:p>
          </table:table-cell>
          <table:table-cell office:value-type="string">
            <text:p>Mělník</text:p>
          </table:table-cell>
          <table:table-cell office:value-type="string">
            <text:p>http://ruian.linked.opendata.cz/resource/obce/534676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MĚSTEC KRÁLOVÉ</text:p>
          </table:table-cell>
          <table:table-cell office:value-type="string">
            <text:p>Městec Králové</text:p>
          </table:table-cell>
          <table:table-cell office:value-type="string">
            <text:p>http://ruian.linked.opendata.cz/resource/obce/537489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OOP MĚSTO ALBRECHTICE</text:p>
          </table:table-cell>
          <table:table-cell office:value-type="string">
            <text:p>Město Albrechtice</text:p>
          </table:table-cell>
          <table:table-cell office:value-type="string">
            <text:p>http://ruian.linked.opendata.cz/resource/obce/597635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4</text:p>
          </table:table-cell>
          <table:table-cell office:value-type="string">
            <text:p>OOP MĚSTO TOUŠKOV</text:p>
          </table:table-cell>
          <table:table-cell office:value-type="string">
            <text:p>Město Touškov</text:p>
          </table:table-cell>
          <table:table-cell office:value-type="string">
            <text:p>http://ruian.linked.opendata.cz/resource/obce/55921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4</text:p>
          </table:table-cell>
          <table:table-cell office:value-type="string">
            <text:p>OOP MĚSTO TOUŠKOV</text:p>
          </table:table-cell>
          <table:table-cell office:value-type="string">
            <text:p>Město Touškov</text:p>
          </table:table-cell>
          <table:table-cell office:value-type="string">
            <text:p>http://ruian.linked.opendata.cz/resource/obce/55921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OOP DOMAŽLICE</text:p>
          </table:table-cell>
          <table:table-cell office:value-type="string">
            <text:p>Mezholezy (dříve okres Domažlice)</text:p>
          </table:table-cell>
          <table:table-cell office:value-type="string">
            <text:p>http://ruian.linked.opendata.cz/resource/obce/55392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OOP HORŠOVSKÝ TÝN</text:p>
          </table:table-cell>
          <table:table-cell office:value-type="string">
            <text:p>Mezholezy (dříve okres Horšovský Týn)</text:p>
          </table:table-cell>
          <table:table-cell office:value-type="string">
            <text:p>http://ruian.linked.opendata.cz/resource/obce/55393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8</text:p>
          </table:table-cell>
          <table:table-cell office:value-type="string">
            <text:p>OOP MEZIBOŘÍ</text:p>
          </table:table-cell>
          <table:table-cell office:value-type="string">
            <text:p>Meziboří</text:p>
          </table:table-cell>
          <table:table-cell office:value-type="string">
            <text:p>http://ruian.linked.opendata.cz/resource/obce/56731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8</text:p>
          </table:table-cell>
          <table:table-cell office:value-type="string">
            <text:p>OOP SUŠICE</text:p>
          </table:table-cell>
          <table:table-cell office:value-type="string">
            <text:p>Míčov-Sušice</text:p>
          </table:table-cell>
          <table:table-cell office:value-type="string">
            <text:p>http://ruian.linked.opendata.cz/resource/obce/571822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15</text:p>
          </table:table-cell>
          <table:table-cell office:value-type="string">
            <text:p>OOP MIKULOV</text:p>
          </table:table-cell>
          <table:table-cell office:value-type="string">
            <text:p>Mikulov</text:p>
          </table:table-cell>
          <table:table-cell office:value-type="string">
            <text:p>http://ruian.linked.opendata.cz/resource/obce/56770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15</text:p>
          </table:table-cell>
          <table:table-cell office:value-type="string">
            <text:p>OOP MIKULOV</text:p>
          </table:table-cell>
          <table:table-cell office:value-type="string">
            <text:p>Mikulov</text:p>
          </table:table-cell>
          <table:table-cell office:value-type="string">
            <text:p>http://ruian.linked.opendata.cz/resource/obce/584649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MILEVSKO</text:p>
          </table:table-cell>
          <table:table-cell office:value-type="string">
            <text:p>Milevsko</text:p>
          </table:table-cell>
          <table:table-cell office:value-type="string">
            <text:p>http://ruian.linked.opendata.cz/resource/obce/549576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OOP MILÍN</text:p>
          </table:table-cell>
          <table:table-cell office:value-type="string">
            <text:p>Milín</text:p>
          </table:table-cell>
          <table:table-cell office:value-type="string">
            <text:p>http://ruian.linked.opendata.cz/resource/obce/540757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MILOVICE</text:p>
          </table:table-cell>
          <table:table-cell office:value-type="string">
            <text:p>Milovice</text:p>
          </table:table-cell>
          <table:table-cell office:value-type="string">
            <text:p>http://ruian.linked.opendata.cz/resource/obce/53750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MILOVICE</text:p>
          </table:table-cell>
          <table:table-cell office:value-type="string">
            <text:p>Milovice</text:p>
          </table:table-cell>
          <table:table-cell office:value-type="string">
            <text:p>http://ruian.linked.opendata.cz/resource/obce/584657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MILOVICE</text:p>
          </table:table-cell>
          <table:table-cell office:value-type="string">
            <text:p>Milovice u Hořic</text:p>
          </table:table-cell>
          <table:table-cell office:value-type="string">
            <text:p>http://ruian.linked.opendata.cz/resource/obce/548863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OOP MIMOŇ</text:p>
          </table:table-cell>
          <table:table-cell office:value-type="string">
            <text:p>Mimoň</text:p>
          </table:table-cell>
          <table:table-cell office:value-type="string">
            <text:p>http://ruian.linked.opendata.cz/resource/obce/561835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7</text:p>
          </table:table-cell>
          <table:table-cell office:value-type="string">
            <text:p>OOP MLADÁ BOLESLAV</text:p>
          </table:table-cell>
          <table:table-cell office:value-type="string">
            <text:p>Mladá Boleslav</text:p>
          </table:table-cell>
          <table:table-cell office:value-type="string">
            <text:p>http://ruian.linked.opendata.cz/resource/obce/535419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5</text:p>
          </table:table-cell>
          <table:table-cell office:value-type="string">
            <text:p>OOP MLADÁ VOŽICE</text:p>
          </table:table-cell>
          <table:table-cell office:value-type="string">
            <text:p>Mladá Vožice</text:p>
          </table:table-cell>
          <table:table-cell office:value-type="string">
            <text:p>http://ruian.linked.opendata.cz/resource/obce/552704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18</text:p>
          </table:table-cell>
          <table:table-cell office:value-type="string">
            <text:p>OOP MNICHOVO HRADIŠTĚ</text:p>
          </table:table-cell>
          <table:table-cell office:value-type="string">
            <text:p>Mnichovo Hradiště</text:p>
          </table:table-cell>
          <table:table-cell office:value-type="string">
            <text:p>http://ruian.linked.opendata.cz/resource/obce/536326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18</text:p>
          </table:table-cell>
          <table:table-cell office:value-type="string">
            <text:p>OOP MNÍŠEK POD BRDY</text:p>
          </table:table-cell>
          <table:table-cell office:value-type="string">
            <text:p>Mníšek pod Brdy</text:p>
          </table:table-cell>
          <table:table-cell office:value-type="string">
            <text:p>http://ruian.linked.opendata.cz/resource/obce/540765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MOHELNICE</text:p>
          </table:table-cell>
          <table:table-cell office:value-type="string">
            <text:p>Mohelnice</text:p>
          </table:table-cell>
          <table:table-cell office:value-type="string">
            <text:p>http://ruian.linked.opendata.cz/resource/obce/54047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MOHELNICE</text:p>
          </table:table-cell>
          <table:table-cell office:value-type="string">
            <text:p>Mohelnice</text:p>
          </table:table-cell>
          <table:table-cell office:value-type="string">
            <text:p>http://ruian.linked.opendata.cz/resource/obce/558079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MOHELNICE</text:p>
          </table:table-cell>
          <table:table-cell office:value-type="string">
            <text:p>Mohelnice nad Jizerou</text:p>
          </table:table-cell>
          <table:table-cell office:value-type="string">
            <text:p>http://ruian.linked.opendata.cz/resource/obce/565822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16</text:p>
          </table:table-cell>
          <table:table-cell office:value-type="string">
            <text:p>OOP MORAVSKÁ TŘEBOVÁ</text:p>
          </table:table-cell>
          <table:table-cell office:value-type="string">
            <text:p>Moravská Třebová</text:p>
          </table:table-cell>
          <table:table-cell office:value-type="string">
            <text:p>http://ruian.linked.opendata.cz/resource/obce/578444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4</text:p>
          </table:table-cell>
          <table:table-cell office:value-type="string">
            <text:p>OOP MORAVSKÉ BUDĚJOVICE</text:p>
          </table:table-cell>
          <table:table-cell office:value-type="string">
            <text:p>Moravské Budějovice</text:p>
          </table:table-cell>
          <table:table-cell office:value-type="string">
            <text:p>http://ruian.linked.opendata.cz/resource/obce/59118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0</text:p>
          </table:table-cell>
          <table:table-cell office:value-type="string">
            <text:p>OOP BEROUN</text:p>
          </table:table-cell>
          <table:table-cell office:value-type="string">
            <text:p>Moravský Beroun</text:p>
          </table:table-cell>
          <table:table-cell office:value-type="string">
            <text:p>http://ruian.linked.opendata.cz/resource/obce/597678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MORAVSKÝ BEROUN</text:p>
          </table:table-cell>
          <table:table-cell office:value-type="string">
            <text:p>Moravský Beroun</text:p>
          </table:table-cell>
          <table:table-cell office:value-type="string">
            <text:p>http://ruian.linked.opendata.cz/resource/obce/597678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OOP MORAVSKÝ KRUMLOV</text:p>
          </table:table-cell>
          <table:table-cell office:value-type="string">
            <text:p>Moravský Krumlov</text:p>
          </table:table-cell>
          <table:table-cell office:value-type="string">
            <text:p>http://ruian.linked.opendata.cz/resource/obce/594482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PÍSEK</text:p>
          </table:table-cell>
          <table:table-cell office:value-type="string">
            <text:p>Moravský Písek</text:p>
          </table:table-cell>
          <table:table-cell office:value-type="string">
            <text:p>http://ruian.linked.opendata.cz/resource/obce/586404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4</text:p>
          </table:table-cell>
          <table:table-cell office:value-type="string">
            <text:p>OOP MOST</text:p>
          </table:table-cell>
          <table:table-cell office:value-type="string">
            <text:p>Most</text:p>
          </table:table-cell>
          <table:table-cell office:value-type="string">
            <text:p>http://ruian.linked.opendata.cz/resource/obce/567027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MŠENO</text:p>
          </table:table-cell>
          <table:table-cell office:value-type="string">
            <text:p>Mšeno</text:p>
          </table:table-cell>
          <table:table-cell office:value-type="string">
            <text:p>http://ruian.linked.opendata.cz/resource/obce/535052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NÁCHOD</text:p>
          </table:table-cell>
          <table:table-cell office:value-type="string">
            <text:p>Náchod</text:p>
          </table:table-cell>
          <table:table-cell office:value-type="string">
            <text:p>http://ruian.linked.opendata.cz/resource/obce/573868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OOP NÁMĚŠŤ NAD OSLAVOU</text:p>
          </table:table-cell>
          <table:table-cell office:value-type="string">
            <text:p>Náměšť nad Oslavou</text:p>
          </table:table-cell>
          <table:table-cell office:value-type="string">
            <text:p>http://ruian.linked.opendata.cz/resource/obce/59121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4</text:p>
          </table:table-cell>
          <table:table-cell office:value-type="string">
            <text:p>OOP NAPAJEDLA</text:p>
          </table:table-cell>
          <table:table-cell office:value-type="string">
            <text:p>Napajedla</text:p>
          </table:table-cell>
          <table:table-cell office:value-type="string">
            <text:p>http://ruian.linked.opendata.cz/resource/obce/585513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4</text:p>
          </table:table-cell>
          <table:table-cell office:value-type="string">
            <text:p>OOP NECHANICE</text:p>
          </table:table-cell>
          <table:table-cell office:value-type="string">
            <text:p>Nechanice</text:p>
          </table:table-cell>
          <table:table-cell office:value-type="string">
            <text:p>http://ruian.linked.opendata.cz/resource/obce/57045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6</text:p>
          </table:table-cell>
          <table:table-cell office:value-type="string">
            <text:p>OOP NEJDEK</text:p>
          </table:table-cell>
          <table:table-cell office:value-type="string">
            <text:p>Nejdek</text:p>
          </table:table-cell>
          <table:table-cell office:value-type="string">
            <text:p>http://ruian.linked.opendata.cz/resource/obce/55538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OOP NĚMČICE NAD HANOU</text:p>
          </table:table-cell>
          <table:table-cell office:value-type="string">
            <text:p>Němčice nad Hanou</text:p>
          </table:table-cell>
          <table:table-cell office:value-type="string">
            <text:p>http://ruian.linked.opendata.cz/resource/obce/58975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NEPOMUK</text:p>
          </table:table-cell>
          <table:table-cell office:value-type="string">
            <text:p>Nepomuk</text:p>
          </table:table-cell>
          <table:table-cell office:value-type="string">
            <text:p>http://ruian.linked.opendata.cz/resource/obce/564524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OOP NEPOMUK</text:p>
          </table:table-cell>
          <table:table-cell office:value-type="string">
            <text:p>Nepomuk</text:p>
          </table:table-cell>
          <table:table-cell office:value-type="string">
            <text:p>http://ruian.linked.opendata.cz/resource/obce/564524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NEPOMUK</text:p>
          </table:table-cell>
          <table:table-cell office:value-type="string">
            <text:p>Nepomuk</text:p>
          </table:table-cell>
          <table:table-cell office:value-type="string">
            <text:p>http://ruian.linked.opendata.cz/resource/obce/558109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OOP NEPOMUK</text:p>
          </table:table-cell>
          <table:table-cell office:value-type="string">
            <text:p>Nepomuk</text:p>
          </table:table-cell>
          <table:table-cell office:value-type="string">
            <text:p>http://ruian.linked.opendata.cz/resource/obce/558109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OOP NERATOVICE</text:p>
          </table:table-cell>
          <table:table-cell office:value-type="string">
            <text:p>Neratovice</text:p>
          </table:table-cell>
          <table:table-cell office:value-type="string">
            <text:p>http://ruian.linked.opendata.cz/resource/obce/535087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OOP NETOLICE</text:p>
          </table:table-cell>
          <table:table-cell office:value-type="string">
            <text:p>Netolice</text:p>
          </table:table-cell>
          <table:table-cell office:value-type="string">
            <text:p>http://ruian.linked.opendata.cz/resource/obce/550442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3</text:p>
          </table:table-cell>
          <table:table-cell office:value-type="string">
            <text:p>OOP NOŠOVICE</text:p>
          </table:table-cell>
          <table:table-cell office:value-type="string">
            <text:p>Nošovice</text:p>
          </table:table-cell>
          <table:table-cell office:value-type="string">
            <text:p>http://ruian.linked.opendata.cz/resource/obce/552518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NOVÁ BYSTŘICE</text:p>
          </table:table-cell>
          <table:table-cell office:value-type="string">
            <text:p>Nová Bystřice</text:p>
          </table:table-cell>
          <table:table-cell office:value-type="string">
            <text:p>http://ruian.linked.opendata.cz/resource/obce/546798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4</text:p>
          </table:table-cell>
          <table:table-cell office:value-type="string">
            <text:p>OOP NOVÁ PAKA</text:p>
          </table:table-cell>
          <table:table-cell office:value-type="string">
            <text:p>Nová Paka</text:p>
          </table:table-cell>
          <table:table-cell office:value-type="string">
            <text:p>http://ruian.linked.opendata.cz/resource/obce/573248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NOVÁ ROLE</text:p>
          </table:table-cell>
          <table:table-cell office:value-type="string">
            <text:p>Nová Role</text:p>
          </table:table-cell>
          <table:table-cell office:value-type="string">
            <text:p>http://ruian.linked.opendata.cz/resource/obce/555398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OOP NOVÉ MĚSTO NA MORAVĚ</text:p>
          </table:table-cell>
          <table:table-cell office:value-type="string">
            <text:p>Nové Město na Moravě</text:p>
          </table:table-cell>
          <table:table-cell office:value-type="string">
            <text:p>http://ruian.linked.opendata.cz/resource/obce/596230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NOVÉ MĚSTO NAD METUJÍ</text:p>
          </table:table-cell>
          <table:table-cell office:value-type="string">
            <text:p>Nové Město nad Metují</text:p>
          </table:table-cell>
          <table:table-cell office:value-type="string">
            <text:p>http://ruian.linked.opendata.cz/resource/obce/574279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21</text:p>
          </table:table-cell>
          <table:table-cell office:value-type="string">
            <text:p>OOP NOVÉ MĚSTO POD SMRKEM</text:p>
          </table:table-cell>
          <table:table-cell office:value-type="string">
            <text:p>Nové Město pod Smrkem</text:p>
          </table:table-cell>
          <table:table-cell office:value-type="string">
            <text:p>http://ruian.linked.opendata.cz/resource/obce/564265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OOP NOVÉ STRAŠECÍ</text:p>
          </table:table-cell>
          <table:table-cell office:value-type="string">
            <text:p>Nové Strašecí</text:p>
          </table:table-cell>
          <table:table-cell office:value-type="string">
            <text:p>http://ruian.linked.opendata.cz/resource/obce/542164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OOP NOVÝ BOR</text:p>
          </table:table-cell>
          <table:table-cell office:value-type="string">
            <text:p>Nový Bor</text:p>
          </table:table-cell>
          <table:table-cell office:value-type="string">
            <text:p>http://ruian.linked.opendata.cz/resource/obce/56186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5</text:p>
          </table:table-cell>
          <table:table-cell office:value-type="string">
            <text:p>OOP NOVÝ BYDŽOV</text:p>
          </table:table-cell>
          <table:table-cell office:value-type="string">
            <text:p>Nový Bydžov</text:p>
          </table:table-cell>
          <table:table-cell office:value-type="string">
            <text:p>http://ruian.linked.opendata.cz/resource/obce/57050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string">
            <text:p>Nový Hrádek</text:p>
          </table:table-cell>
          <table:table-cell office:value-type="string">
            <text:p>http://ruian.linked.opendata.cz/resource/obce/574287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2</text:p>
          </table:table-cell>
          <table:table-cell office:value-type="string">
            <text:p>OOP JÁCHYMOV</text:p>
          </table:table-cell>
          <table:table-cell office:value-type="string">
            <text:p>Nový Jáchymov</text:p>
          </table:table-cell>
          <table:table-cell office:value-type="string">
            <text:p>http://ruian.linked.opendata.cz/resource/obce/531600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JIČÍN</text:p>
          </table:table-cell>
          <table:table-cell office:value-type="string">
            <text:p>Nový Jičín</text:p>
          </table:table-cell>
          <table:table-cell office:value-type="string">
            <text:p>http://ruian.linked.opendata.cz/resource/obce/59919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4</text:p>
          </table:table-cell>
          <table:table-cell office:value-type="string">
            <text:p>OOP NOVÝ JIČÍN</text:p>
          </table:table-cell>
          <table:table-cell office:value-type="string">
            <text:p>Nový Jičín</text:p>
          </table:table-cell>
          <table:table-cell office:value-type="string">
            <text:p>http://ruian.linked.opendata.cz/resource/obce/59919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4</text:p>
          </table:table-cell>
          <table:table-cell office:value-type="string">
            <text:p>OOP NYMBURK</text:p>
          </table:table-cell>
          <table:table-cell office:value-type="string">
            <text:p>Nymburk</text:p>
          </table:table-cell>
          <table:table-cell office:value-type="string">
            <text:p>http://ruian.linked.opendata.cz/resource/obce/537004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5</text:p>
          </table:table-cell>
          <table:table-cell office:value-type="string">
            <text:p>OOP NÝŘANY</text:p>
          </table:table-cell>
          <table:table-cell office:value-type="string">
            <text:p>Nýřany</text:p>
          </table:table-cell>
          <table:table-cell office:value-type="string">
            <text:p>http://ruian.linked.opendata.cz/resource/obce/55930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OOP NÝŘANY</text:p>
          </table:table-cell>
          <table:table-cell office:value-type="string">
            <text:p>Nýřany</text:p>
          </table:table-cell>
          <table:table-cell office:value-type="string">
            <text:p>http://ruian.linked.opendata.cz/resource/obce/55930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6</text:p>
          </table:table-cell>
          <table:table-cell office:value-type="string">
            <text:p>OOP NÝRSKO</text:p>
          </table:table-cell>
          <table:table-cell office:value-type="string">
            <text:p>Nýrsko</text:p>
          </table:table-cell>
          <table:table-cell office:value-type="string">
            <text:p>http://ruian.linked.opendata.cz/resource/obce/55683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15</text:p>
          </table:table-cell>
          <table:table-cell office:value-type="string">
            <text:p>OOP OBRNICE</text:p>
          </table:table-cell>
          <table:table-cell office:value-type="string">
            <text:p>Obrnice</text:p>
          </table:table-cell>
          <table:table-cell office:value-type="string">
            <text:p>http://ruian.linked.opendata.cz/resource/obce/567337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5</text:p>
          </table:table-cell>
          <table:table-cell office:value-type="string">
            <text:p>OOP ODRY</text:p>
          </table:table-cell>
          <table:table-cell office:value-type="string">
            <text:p>Odry</text:p>
          </table:table-cell>
          <table:table-cell office:value-type="string">
            <text:p>http://ruian.linked.opendata.cz/resource/obce/59970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OOP OKŘÍŠKY</text:p>
          </table:table-cell>
          <table:table-cell office:value-type="string">
            <text:p>Okříšky</text:p>
          </table:table-cell>
          <table:table-cell office:value-type="string">
            <text:p>http://ruian.linked.opendata.cz/resource/obce/59130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OPAVA</text:p>
          </table:table-cell>
          <table:table-cell office:value-type="string">
            <text:p>Opava</text:p>
          </table:table-cell>
          <table:table-cell office:value-type="string">
            <text:p>http://ruian.linked.opendata.cz/resource/obce/505927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OPOČNO</text:p>
          </table:table-cell>
          <table:table-cell office:value-type="string">
            <text:p>Opočno</text:p>
          </table:table-cell>
          <table:table-cell office:value-type="string">
            <text:p>http://ruian.linked.opendata.cz/resource/obce/542555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2</text:p>
          </table:table-cell>
          <table:table-cell office:value-type="string">
            <text:p>OOP OPOČNO</text:p>
          </table:table-cell>
          <table:table-cell office:value-type="string">
            <text:p>Opočno</text:p>
          </table:table-cell>
          <table:table-cell office:value-type="string">
            <text:p>http://ruian.linked.opendata.cz/resource/obce/57659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RLOVÁ</text:p>
          </table:table-cell>
          <table:table-cell office:value-type="string">
            <text:p>Orlová</text:p>
          </table:table-cell>
          <table:table-cell office:value-type="string">
            <text:p>http://ruian.linked.opendata.cz/resource/obce/599069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STROV</text:p>
          </table:table-cell>
          <table:table-cell office:value-type="string">
            <text:p>Ostrov</text:p>
          </table:table-cell>
          <table:table-cell office:value-type="string">
            <text:p>http://ruian.linked.opendata.cz/resource/obce/548359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STROV</text:p>
          </table:table-cell>
          <table:table-cell office:value-type="string">
            <text:p>Ostrov</text:p>
          </table:table-cell>
          <table:table-cell office:value-type="string">
            <text:p>http://ruian.linked.opendata.cz/resource/obce/598372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STROV</text:p>
          </table:table-cell>
          <table:table-cell office:value-type="string">
            <text:p>Ostrov</text:p>
          </table:table-cell>
          <table:table-cell office:value-type="string">
            <text:p>http://ruian.linked.opendata.cz/resource/obce/555428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STROV</text:p>
          </table:table-cell>
          <table:table-cell office:value-type="string">
            <text:p>Ostrov</text:p>
          </table:table-cell>
          <table:table-cell office:value-type="string">
            <text:p>http://ruian.linked.opendata.cz/resource/obce/574104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STROV</text:p>
          </table:table-cell>
          <table:table-cell office:value-type="string">
            <text:p>Ostrov</text:p>
          </table:table-cell>
          <table:table-cell office:value-type="string">
            <text:p>http://ruian.linked.opendata.cz/resource/obce/580732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STROV</text:p>
          </table:table-cell>
          <table:table-cell office:value-type="string">
            <text:p>Ostrov</text:p>
          </table:table-cell>
          <table:table-cell office:value-type="string">
            <text:p>http://ruian.linked.opendata.cz/resource/obce/599395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STROV</text:p>
          </table:table-cell>
          <table:table-cell office:value-type="string">
            <text:p>Ostrov nad Oslavou</text:p>
          </table:table-cell>
          <table:table-cell office:value-type="string">
            <text:p>http://ruian.linked.opendata.cz/resource/obce/596361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STROV</text:p>
          </table:table-cell>
          <table:table-cell office:value-type="string">
            <text:p>Ostrov u Bezdružic</text:p>
          </table:table-cell>
          <table:table-cell office:value-type="string">
            <text:p>http://ruian.linked.opendata.cz/resource/obce/559326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OSTROV</text:p>
          </table:table-cell>
          <table:table-cell office:value-type="string">
            <text:p>Ostrov u Macochy</text:p>
          </table:table-cell>
          <table:table-cell office:value-type="string">
            <text:p>http://ruian.linked.opendata.cz/resource/obce/58218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OTROKOVICE</text:p>
          </table:table-cell>
          <table:table-cell office:value-type="string">
            <text:p>Otrokovice</text:p>
          </table:table-cell>
          <table:table-cell office:value-type="string">
            <text:p>http://ruian.linked.opendata.cz/resource/obce/585599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6</text:p>
          </table:table-cell>
          <table:table-cell office:value-type="string">
            <text:p>OOP PACOV</text:p>
          </table:table-cell>
          <table:table-cell office:value-type="string">
            <text:p>Pacov</text:p>
          </table:table-cell>
          <table:table-cell office:value-type="string">
            <text:p>http://ruian.linked.opendata.cz/resource/obce/54851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18</text:p>
          </table:table-cell>
          <table:table-cell office:value-type="string">
            <text:p>OOP PALKOVICE</text:p>
          </table:table-cell>
          <table:table-cell office:value-type="string">
            <text:p>Palkovice</text:p>
          </table:table-cell>
          <table:table-cell office:value-type="string">
            <text:p>http://ruian.linked.opendata.cz/resource/obce/59855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9</text:p>
          </table:table-cell>
          <table:table-cell office:value-type="string">
            <text:p>OOP PEC POD SNĚŽKOU</text:p>
          </table:table-cell>
          <table:table-cell office:value-type="string">
            <text:p>Pec pod Sněžkou</text:p>
          </table:table-cell>
          <table:table-cell office:value-type="string">
            <text:p>http://ruian.linked.opendata.cz/resource/obce/57958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8</text:p>
          </table:table-cell>
          <table:table-cell office:value-type="string">
            <text:p>OOP PEČKY</text:p>
          </table:table-cell>
          <table:table-cell office:value-type="string">
            <text:p>Pečky</text:p>
          </table:table-cell>
          <table:table-cell office:value-type="string">
            <text:p>http://ruian.linked.opendata.cz/resource/obce/537641</text:p>
          </table:table-cell>
        </table:table-row>
        <table:table-row table:style-name="ro1">
          <table:table-cell office:value-type="string">
            <text:p>16</text:p>
          </table:table-cell>
          <table:table-cell table:number-columns-repeated="2" office:value-type="string">
            <text:p>17</text:p>
          </table:table-cell>
          <table:table-cell office:value-type="string">
            <text:p>OOP PELHŘIMOV</text:p>
          </table:table-cell>
          <table:table-cell office:value-type="string">
            <text:p>Pelhřimov</text:p>
          </table:table-cell>
          <table:table-cell office:value-type="string">
            <text:p>http://ruian.linked.opendata.cz/resource/obce/547492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 office:value-type="string">
            <text:p>OOP PERNINK</text:p>
          </table:table-cell>
          <table:table-cell office:value-type="string">
            <text:p>Pernink</text:p>
          </table:table-cell>
          <table:table-cell office:value-type="string">
            <text:p>http://ruian.linked.opendata.cz/resource/obce/555452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8</text:p>
          </table:table-cell>
          <table:table-cell office:value-type="string">
            <text:p>OOP SUŠICE</text:p>
          </table:table-cell>
          <table:table-cell office:value-type="string">
            <text:p>Petrovice u Sušice</text:p>
          </table:table-cell>
          <table:table-cell office:value-type="string">
            <text:p>http://ruian.linked.opendata.cz/resource/obce/55692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 office:value-type="string">
            <text:p>OOP PETŘVALD</text:p>
          </table:table-cell>
          <table:table-cell office:value-type="string">
            <text:p>Petřvald</text:p>
          </table:table-cell>
          <table:table-cell office:value-type="string">
            <text:p>http://ruian.linked.opendata.cz/resource/obce/599085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 office:value-type="string">
            <text:p>OOP PETŘVALD</text:p>
          </table:table-cell>
          <table:table-cell office:value-type="string">
            <text:p>Petřvald</text:p>
          </table:table-cell>
          <table:table-cell office:value-type="string">
            <text:p>http://ruian.linked.opendata.cz/resource/obce/599743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PÍSEK</text:p>
          </table:table-cell>
          <table:table-cell office:value-type="string">
            <text:p>Písek</text:p>
          </table:table-cell>
          <table:table-cell office:value-type="string">
            <text:p>http://ruian.linked.opendata.cz/resource/obce/512028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PÍSEK</text:p>
          </table:table-cell>
          <table:table-cell office:value-type="string">
            <text:p>Písek</text:p>
          </table:table-cell>
          <table:table-cell office:value-type="string">
            <text:p>http://ruian.linked.opendata.cz/resource/obce/54924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PÍSEK</text:p>
          </table:table-cell>
          <table:table-cell office:value-type="string">
            <text:p>Písek</text:p>
          </table:table-cell>
          <table:table-cell office:value-type="string">
            <text:p>http://ruian.linked.opendata.cz/resource/obce/570575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PLANÁ</text:p>
          </table:table-cell>
          <table:table-cell office:value-type="string">
            <text:p>Planá</text:p>
          </table:table-cell>
          <table:table-cell office:value-type="string">
            <text:p>http://ruian.linked.opendata.cz/resource/obce/53517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PLANÁ</text:p>
          </table:table-cell>
          <table:table-cell office:value-type="string">
            <text:p>Planá</text:p>
          </table:table-cell>
          <table:table-cell office:value-type="string">
            <text:p>http://ruian.linked.opendata.cz/resource/obce/561134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OOP PLANÁ</text:p>
          </table:table-cell>
          <table:table-cell office:value-type="string">
            <text:p>Planá nad Lužnicí</text:p>
          </table:table-cell>
          <table:table-cell office:value-type="string">
            <text:p>http://ruian.linked.opendata.cz/resource/obce/55282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7</text:p>
          </table:table-cell>
          <table:table-cell office:value-type="string">
            <text:p>OOP PLÁNICE</text:p>
          </table:table-cell>
          <table:table-cell office:value-type="string">
            <text:p>Plánice</text:p>
          </table:table-cell>
          <table:table-cell office:value-type="string">
            <text:p>http://ruian.linked.opendata.cz/resource/obce/556955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OOP PLESNÁ</text:p>
          </table:table-cell>
          <table:table-cell office:value-type="string">
            <text:p>Plesná</text:p>
          </table:table-cell>
          <table:table-cell office:value-type="string">
            <text:p>http://ruian.linked.opendata.cz/resource/obce/554740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14</text:p>
          </table:table-cell>
          <table:table-cell office:value-type="string">
            <text:p>OOP PLUMLOV</text:p>
          </table:table-cell>
          <table:table-cell office:value-type="string">
            <text:p>Plumlov</text:p>
          </table:table-cell>
          <table:table-cell office:value-type="string">
            <text:p>http://ruian.linked.opendata.cz/resource/obce/58989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OOP POBĚŽOVICE</text:p>
          </table:table-cell>
          <table:table-cell office:value-type="string">
            <text:p>Poběžovice</text:p>
          </table:table-cell>
          <table:table-cell office:value-type="string">
            <text:p>http://ruian.linked.opendata.cz/resource/obce/55411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OOP POBĚŽOVICE</text:p>
          </table:table-cell>
          <table:table-cell office:value-type="string">
            <text:p>Poběžovice u Holic</text:p>
          </table:table-cell>
          <table:table-cell office:value-type="string">
            <text:p>http://ruian.linked.opendata.cz/resource/obce/57546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OOP POBĚŽOVICE</text:p>
          </table:table-cell>
          <table:table-cell office:value-type="string">
            <text:p>Poběžovice u Přelouče</text:p>
          </table:table-cell>
          <table:table-cell office:value-type="string">
            <text:p>http://ruian.linked.opendata.cz/resource/obce/57547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OOP POČÁTKY</text:p>
          </table:table-cell>
          <table:table-cell office:value-type="string">
            <text:p>Počátky</text:p>
          </table:table-cell>
          <table:table-cell office:value-type="string">
            <text:p>http://ruian.linked.opendata.cz/resource/obce/54856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7</text:p>
          </table:table-cell>
          <table:table-cell office:value-type="string">
            <text:p>OOP PODBOŘANY</text:p>
          </table:table-cell>
          <table:table-cell office:value-type="string">
            <text:p>Podbořany</text:p>
          </table:table-cell>
          <table:table-cell office:value-type="string">
            <text:p>http://ruian.linked.opendata.cz/resource/obce/566616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6</text:p>
          </table:table-cell>
          <table:table-cell office:value-type="string">
            <text:p>OOP PODĚBRADY</text:p>
          </table:table-cell>
          <table:table-cell office:value-type="string">
            <text:p>Poděbrady</text:p>
          </table:table-cell>
          <table:table-cell office:value-type="string">
            <text:p>http://ruian.linked.opendata.cz/resource/obce/537683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6</text:p>
          </table:table-cell>
          <table:table-cell office:value-type="string">
            <text:p>OOP POHOŘELICE</text:p>
          </table:table-cell>
          <table:table-cell office:value-type="string">
            <text:p>Pohořelice</text:p>
          </table:table-cell>
          <table:table-cell office:value-type="string">
            <text:p>http://ruian.linked.opendata.cz/resource/obce/54946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6</text:p>
          </table:table-cell>
          <table:table-cell office:value-type="string">
            <text:p>OOP POHOŘELICE</text:p>
          </table:table-cell>
          <table:table-cell office:value-type="string">
            <text:p>Pohořelice</text:p>
          </table:table-cell>
          <table:table-cell office:value-type="string">
            <text:p>http://ruian.linked.opendata.cz/resource/obce/584801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OOP POLICE NAD METUJÍ</text:p>
          </table:table-cell>
          <table:table-cell office:value-type="string">
            <text:p>Police nad Metují</text:p>
          </table:table-cell>
          <table:table-cell office:value-type="string">
            <text:p>http://ruian.linked.opendata.cz/resource/obce/57434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17</text:p>
          </table:table-cell>
          <table:table-cell office:value-type="string">
            <text:p>OOP POLIČKA</text:p>
          </table:table-cell>
          <table:table-cell office:value-type="string">
            <text:p>Polička</text:p>
          </table:table-cell>
          <table:table-cell office:value-type="string">
            <text:p>http://ruian.linked.opendata.cz/resource/obce/578576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13</text:p>
          </table:table-cell>
          <table:table-cell office:value-type="string">
            <text:p>OOP POLNÁ</text:p>
          </table:table-cell>
          <table:table-cell office:value-type="string">
            <text:p>Polná</text:p>
          </table:table-cell>
          <table:table-cell office:value-type="string">
            <text:p>http://ruian.linked.opendata.cz/resource/obce/58771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18</text:p>
          </table:table-cell>
          <table:table-cell office:value-type="string">
            <text:p>OOP POSTOLOPRTY</text:p>
          </table:table-cell>
          <table:table-cell office:value-type="string">
            <text:p>Postoloprty</text:p>
          </table:table-cell>
          <table:table-cell office:value-type="string">
            <text:p>http://ruian.linked.opendata.cz/resource/obce/566624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OOP PRACHATICE</text:p>
          </table:table-cell>
          <table:table-cell office:value-type="string">
            <text:p>Prachatice</text:p>
          </table:table-cell>
          <table:table-cell office:value-type="string">
            <text:p>http://ruian.linked.opendata.cz/resource/obce/550094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PŘELOUČ</text:p>
          </table:table-cell>
          <table:table-cell office:value-type="string">
            <text:p>Přelouč</text:p>
          </table:table-cell>
          <table:table-cell office:value-type="string">
            <text:p>http://ruian.linked.opendata.cz/resource/obce/57550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PŘEŠTICE</text:p>
          </table:table-cell>
          <table:table-cell office:value-type="string">
            <text:p>Přeštice</text:p>
          </table:table-cell>
          <table:table-cell office:value-type="string">
            <text:p>http://ruian.linked.opendata.cz/resource/obce/558249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OOP PŘEŠTICE</text:p>
          </table:table-cell>
          <table:table-cell office:value-type="string">
            <text:p>Přeštice</text:p>
          </table:table-cell>
          <table:table-cell office:value-type="string">
            <text:p>http://ruian.linked.opendata.cz/resource/obce/558249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6</text:p>
          </table:table-cell>
          <table:table-cell office:value-type="string">
            <text:p>OOP PŘÍBOR</text:p>
          </table:table-cell>
          <table:table-cell office:value-type="string">
            <text:p>Příbor</text:p>
          </table:table-cell>
          <table:table-cell office:value-type="string">
            <text:p>http://ruian.linked.opendata.cz/resource/obce/599808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9</text:p>
          </table:table-cell>
          <table:table-cell office:value-type="string">
            <text:p>OOP PŘÍBRAM</text:p>
          </table:table-cell>
          <table:table-cell office:value-type="string">
            <text:p>Příbram</text:p>
          </table:table-cell>
          <table:table-cell office:value-type="string">
            <text:p>http://ruian.linked.opendata.cz/resource/obce/53991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9</text:p>
          </table:table-cell>
          <table:table-cell office:value-type="string">
            <text:p>OOP PŘÍBRAM</text:p>
          </table:table-cell>
          <table:table-cell office:value-type="string">
            <text:p>Příbram na Moravě</text:p>
          </table:table-cell>
          <table:table-cell office:value-type="string">
            <text:p>http://ruian.linked.opendata.cz/resource/obce/583715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5</text:p>
          </table:table-cell>
          <table:table-cell office:value-type="string">
            <text:p>OOP PŘIBYSLAV</text:p>
          </table:table-cell>
          <table:table-cell office:value-type="string">
            <text:p>Přibyslav</text:p>
          </table:table-cell>
          <table:table-cell office:value-type="string">
            <text:p>http://ruian.linked.opendata.cz/resource/obce/569321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15</text:p>
          </table:table-cell>
          <table:table-cell office:value-type="string">
            <text:p>OOP PŘIBYSLAV</text:p>
          </table:table-cell>
          <table:table-cell office:value-type="string">
            <text:p>Přibyslav</text:p>
          </table:table-cell>
          <table:table-cell office:value-type="string">
            <text:p>http://ruian.linked.opendata.cz/resource/obce/574368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16</text:p>
          </table:table-cell>
          <table:table-cell office:value-type="string">
            <text:p>OOP PROSIMĚŘICE</text:p>
          </table:table-cell>
          <table:table-cell office:value-type="string">
            <text:p>Prosiměřice</text:p>
          </table:table-cell>
          <table:table-cell office:value-type="string">
            <text:p>http://ruian.linked.opendata.cz/resource/obce/594709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PROTIVÍN</text:p>
          </table:table-cell>
          <table:table-cell office:value-type="string">
            <text:p>Protivín</text:p>
          </table:table-cell>
          <table:table-cell office:value-type="string">
            <text:p>http://ruian.linked.opendata.cz/resource/obce/54977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KAMENICE</text:p>
          </table:table-cell>
          <table:table-cell office:value-type="string">
            <text:p>Pustá Kamenice</text:p>
          </table:table-cell>
          <table:table-cell office:value-type="string">
            <text:p>http://ruian.linked.opendata.cz/resource/obce/57863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1</text:p>
          </table:table-cell>
          <table:table-cell office:value-type="string">
            <text:p>OOP RADNICE</text:p>
          </table:table-cell>
          <table:table-cell office:value-type="string">
            <text:p>Radnice</text:p>
          </table:table-cell>
          <table:table-cell office:value-type="string">
            <text:p>http://ruian.linked.opendata.cz/resource/obce/56012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8</text:p>
          </table:table-cell>
          <table:table-cell office:value-type="string">
            <text:p>OOP RADOMYŠL</text:p>
          </table:table-cell>
          <table:table-cell office:value-type="string">
            <text:p>Radomyšl</text:p>
          </table:table-cell>
          <table:table-cell office:value-type="string">
            <text:p>http://ruian.linked.opendata.cz/resource/obce/55166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RADONICE</text:p>
          </table:table-cell>
          <table:table-cell office:value-type="string">
            <text:p>Radonice</text:p>
          </table:table-cell>
          <table:table-cell office:value-type="string">
            <text:p>http://ruian.linked.opendata.cz/resource/obce/53870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RADONICE</text:p>
          </table:table-cell>
          <table:table-cell office:value-type="string">
            <text:p>Radonice</text:p>
          </table:table-cell>
          <table:table-cell office:value-type="string">
            <text:p>http://ruian.linked.opendata.cz/resource/obce/563323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22</text:p>
          </table:table-cell>
          <table:table-cell office:value-type="string">
            <text:p>OOP RAJHRAD</text:p>
          </table:table-cell>
          <table:table-cell office:value-type="string">
            <text:p>Rajhrad</text:p>
          </table:table-cell>
          <table:table-cell office:value-type="string">
            <text:p>http://ruian.linked.opendata.cz/resource/obce/583758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OOP KONICE</text:p>
          </table:table-cell>
          <table:table-cell office:value-type="string">
            <text:p>Raková u Konice</text:p>
          </table:table-cell>
          <table:table-cell office:value-type="string">
            <text:p>http://ruian.linked.opendata.cz/resource/obce/58995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OOP RAKOVNÍK</text:p>
          </table:table-cell>
          <table:table-cell office:value-type="string">
            <text:p>Rakovník</text:p>
          </table:table-cell>
          <table:table-cell office:value-type="string">
            <text:p>http://ruian.linked.opendata.cz/resource/obce/54165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2</text:p>
          </table:table-cell>
          <table:table-cell office:value-type="string">
            <text:p>OOP ROKYCANY</text:p>
          </table:table-cell>
          <table:table-cell office:value-type="string">
            <text:p>Rokycany</text:p>
          </table:table-cell>
          <table:table-cell office:value-type="string">
            <text:p>http://ruian.linked.opendata.cz/resource/obce/559717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OOP ROKYTNICE NAD JIZEROU</text:p>
          </table:table-cell>
          <table:table-cell office:value-type="string">
            <text:p>Rokytnice nad Jizerou</text:p>
          </table:table-cell>
          <table:table-cell office:value-type="string">
            <text:p>http://ruian.linked.opendata.cz/resource/obce/577456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3</text:p>
          </table:table-cell>
          <table:table-cell office:value-type="string">
            <text:p>OOP ROKYTNICE V ORLICKÝCH HORÁCH</text:p>
          </table:table-cell>
          <table:table-cell office:value-type="string">
            <text:p>Rokytnice v Orlických horách</text:p>
          </table:table-cell>
          <table:table-cell office:value-type="string">
            <text:p>http://ruian.linked.opendata.cz/resource/obce/57670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ROSICE</text:p>
          </table:table-cell>
          <table:table-cell office:value-type="string">
            <text:p>Rosice</text:p>
          </table:table-cell>
          <table:table-cell office:value-type="string">
            <text:p>http://ruian.linked.opendata.cz/resource/obce/572179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5</text:p>
          </table:table-cell>
          <table:table-cell office:value-type="string">
            <text:p>OOP ROSICE</text:p>
          </table:table-cell>
          <table:table-cell office:value-type="string">
            <text:p>Rosice</text:p>
          </table:table-cell>
          <table:table-cell office:value-type="string">
            <text:p>http://ruian.linked.opendata.cz/resource/obce/583782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7</text:p>
          </table:table-cell>
          <table:table-cell office:value-type="string">
            <text:p>OOP ROTAVA</text:p>
          </table:table-cell>
          <table:table-cell office:value-type="string">
            <text:p>Rotava</text:p>
          </table:table-cell>
          <table:table-cell office:value-type="string">
            <text:p>http://ruian.linked.opendata.cz/resource/obce/56060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4</text:p>
          </table:table-cell>
          <table:table-cell office:value-type="string">
            <text:p>OOP ROUDNICE NAD LABEM</text:p>
          </table:table-cell>
          <table:table-cell office:value-type="string">
            <text:p>Roudnice nad Labem</text:p>
          </table:table-cell>
          <table:table-cell office:value-type="string">
            <text:p>http://ruian.linked.opendata.cz/resource/obce/565555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4</text:p>
          </table:table-cell>
          <table:table-cell office:value-type="string">
            <text:p>OOP ROUSÍNOV</text:p>
          </table:table-cell>
          <table:table-cell office:value-type="string">
            <text:p>Rousínov</text:p>
          </table:table-cell>
          <table:table-cell office:value-type="string">
            <text:p>http://ruian.linked.opendata.cz/resource/obce/593559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OOP ROŽMITÁL POD TŘEMŠÍNEM</text:p>
          </table:table-cell>
          <table:table-cell office:value-type="string">
            <text:p>Rožmitál pod Třemšínem</text:p>
          </table:table-cell>
          <table:table-cell office:value-type="string">
            <text:p>http://ruian.linked.opendata.cz/resource/obce/541231</text:p>
          </table:table-cell>
        </table:table-row>
        <table:table-row table:style-name="ro1">
          <table:table-cell table:number-columns-repeated="3" office:value-type="string">
            <text:p>15</text:p>
          </table:table-cell>
          <table:table-cell office:value-type="string">
            <text:p>OOP ROŽNOV POD RADHOŠTĚM</text:p>
          </table:table-cell>
          <table:table-cell office:value-type="string">
            <text:p>Rožnov pod Radhoštěm</text:p>
          </table:table-cell>
          <table:table-cell office:value-type="string">
            <text:p>http://ruian.linked.opendata.cz/resource/obce/54484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OOP ROZTOKY</text:p>
          </table:table-cell>
          <table:table-cell office:value-type="string">
            <text:p>Roztoky</text:p>
          </table:table-cell>
          <table:table-cell office:value-type="string">
            <text:p>http://ruian.linked.opendata.cz/resource/obce/539627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OOP ROZTOKY</text:p>
          </table:table-cell>
          <table:table-cell office:value-type="string">
            <text:p>Roztoky</text:p>
          </table:table-cell>
          <table:table-cell office:value-type="string">
            <text:p>http://ruian.linked.opendata.cz/resource/obce/598526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OOP JILEMNICE</text:p>
          </table:table-cell>
          <table:table-cell office:value-type="string">
            <text:p>Roztoky u Jilemnice</text:p>
          </table:table-cell>
          <table:table-cell office:value-type="string">
            <text:p>http://ruian.linked.opendata.cz/resource/obce/577499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OOP ROZTOKY</text:p>
          </table:table-cell>
          <table:table-cell office:value-type="string">
            <text:p>Roztoky u Jilemnice</text:p>
          </table:table-cell>
          <table:table-cell office:value-type="string">
            <text:p>http://ruian.linked.opendata.cz/resource/obce/577499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OOP ROZTOKY</text:p>
          </table:table-cell>
          <table:table-cell office:value-type="string">
            <text:p>Roztoky u Semil</text:p>
          </table:table-cell>
          <table:table-cell office:value-type="string">
            <text:p>http://ruian.linked.opendata.cz/resource/obce/57748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RUMBURK</text:p>
          </table:table-cell>
          <table:table-cell office:value-type="string">
            <text:p>Rumburk</text:p>
          </table:table-cell>
          <table:table-cell office:value-type="string">
            <text:p>http://ruian.linked.opendata.cz/resource/obce/562777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4</text:p>
          </table:table-cell>
          <table:table-cell office:value-type="string">
            <text:p>OOP RYCHNOV NAD KNĚŽNOU</text:p>
          </table:table-cell>
          <table:table-cell office:value-type="string">
            <text:p>Rychnov nad Kněžnou</text:p>
          </table:table-cell>
          <table:table-cell office:value-type="string">
            <text:p>http://ruian.linked.opendata.cz/resource/obce/576069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12</text:p>
          </table:table-cell>
          <table:table-cell office:value-type="string">
            <text:p>OOP RYCHNOV U JABLONCE NAD NISOU</text:p>
          </table:table-cell>
          <table:table-cell office:value-type="string">
            <text:p>Rychnov u Jablonce nad Nisou</text:p>
          </table:table-cell>
          <table:table-cell office:value-type="string">
            <text:p>http://ruian.linked.opendata.cz/resource/obce/56379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OOP RÝMAŘOV</text:p>
          </table:table-cell>
          <table:table-cell office:value-type="string">
            <text:p>Rýmařov</text:p>
          </table:table-cell>
          <table:table-cell office:value-type="string">
            <text:p>http://ruian.linked.opendata.cz/resource/obce/597783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17</text:p>
          </table:table-cell>
          <table:table-cell office:value-type="string">
            <text:p>OOP SADSKÁ</text:p>
          </table:table-cell>
          <table:table-cell office:value-type="string">
            <text:p>Sadská</text:p>
          </table:table-cell>
          <table:table-cell office:value-type="string">
            <text:p>http://ruian.linked.opendata.cz/resource/obce/537764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OOP SÁZAVA</text:p>
          </table:table-cell>
          <table:table-cell office:value-type="string">
            <text:p>Sázava</text:p>
          </table:table-cell>
          <table:table-cell office:value-type="string">
            <text:p>http://ruian.linked.opendata.cz/resource/obce/534382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OOP SÁZAVA</text:p>
          </table:table-cell>
          <table:table-cell office:value-type="string">
            <text:p>Sázava</text:p>
          </table:table-cell>
          <table:table-cell office:value-type="string">
            <text:p>http://ruian.linked.opendata.cz/resource/obce/574392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OOP SÁZAVA</text:p>
          </table:table-cell>
          <table:table-cell office:value-type="string">
            <text:p>Sázava</text:p>
          </table:table-cell>
          <table:table-cell office:value-type="string">
            <text:p>http://ruian.linked.opendata.cz/resource/obce/59670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21</text:p>
          </table:table-cell>
          <table:table-cell office:value-type="string">
            <text:p>OOP SEDLČANY</text:p>
          </table:table-cell>
          <table:table-cell office:value-type="string">
            <text:p>Sedlčany</text:p>
          </table:table-cell>
          <table:table-cell office:value-type="string">
            <text:p>http://ruian.linked.opendata.cz/resource/obce/541281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4</text:p>
          </table:table-cell>
          <table:table-cell office:value-type="string">
            <text:p>OOP SEMILY</text:p>
          </table:table-cell>
          <table:table-cell office:value-type="string">
            <text:p>Semily</text:p>
          </table:table-cell>
          <table:table-cell office:value-type="string">
            <text:p>http://ruian.linked.opendata.cz/resource/obce/576964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SKUTEČ</text:p>
          </table:table-cell>
          <table:table-cell office:value-type="string">
            <text:p>Skuteč</text:p>
          </table:table-cell>
          <table:table-cell office:value-type="string">
            <text:p>http://ruian.linked.opendata.cz/resource/obce/57224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SLANÝ</text:p>
          </table:table-cell>
          <table:table-cell office:value-type="string">
            <text:p>Slaný</text:p>
          </table:table-cell>
          <table:table-cell office:value-type="string">
            <text:p>http://ruian.linked.opendata.cz/resource/obce/532819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SLAVIČÍN</text:p>
          </table:table-cell>
          <table:table-cell office:value-type="string">
            <text:p>Slavičín</text:p>
          </table:table-cell>
          <table:table-cell office:value-type="string">
            <text:p>http://ruian.linked.opendata.cz/resource/obce/58575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OOP SLAVKOV U BRNA</text:p>
          </table:table-cell>
          <table:table-cell office:value-type="string">
            <text:p>Slavkov u Brna</text:p>
          </table:table-cell>
          <table:table-cell office:value-type="string">
            <text:p>http://ruian.linked.opendata.cz/resource/obce/593583</text:p>
          </table:table-cell>
        </table:table-row>
        <table:table-row table:style-name="ro1">
          <table:table-cell office:value-type="string">
            <text:p>06</text:p>
          </table:table-cell>
          <table:table-cell table:number-columns-repeated="2" office:value-type="string">
            <text:p>18</text:p>
          </table:table-cell>
          <table:table-cell office:value-type="string">
            <text:p>OOP SLAVKOV U BRNA</text:p>
          </table:table-cell>
          <table:table-cell office:value-type="string">
            <text:p>Slavkov u Brna</text:p>
          </table:table-cell>
          <table:table-cell office:value-type="string">
            <text:p>http://ruian.linked.opendata.cz/resource/obce/593583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SLAVONICE</text:p>
          </table:table-cell>
          <table:table-cell office:value-type="string">
            <text:p>Slavonice</text:p>
          </table:table-cell>
          <table:table-cell office:value-type="string">
            <text:p>http://ruian.linked.opendata.cz/resource/obce/547166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13</text:p>
          </table:table-cell>
          <table:table-cell office:value-type="string">
            <text:p>OOP SMRŽOVKA</text:p>
          </table:table-cell>
          <table:table-cell office:value-type="string">
            <text:p>Smržovka</text:p>
          </table:table-cell>
          <table:table-cell office:value-type="string">
            <text:p>http://ruian.linked.opendata.cz/resource/obce/56381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7</text:p>
          </table:table-cell>
          <table:table-cell office:value-type="string">
            <text:p>OOP SOBĚSLAV</text:p>
          </table:table-cell>
          <table:table-cell office:value-type="string">
            <text:p>Soběslav</text:p>
          </table:table-cell>
          <table:table-cell office:value-type="string">
            <text:p>http://ruian.linked.opendata.cz/resource/obce/55313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5</text:p>
          </table:table-cell>
          <table:table-cell office:value-type="string">
            <text:p>OOP SOBOTKA</text:p>
          </table:table-cell>
          <table:table-cell office:value-type="string">
            <text:p>Sobotka</text:p>
          </table:table-cell>
          <table:table-cell office:value-type="string">
            <text:p>http://ruian.linked.opendata.cz/resource/obce/573493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8</text:p>
          </table:table-cell>
          <table:table-cell office:value-type="string">
            <text:p>OOP SOKOLOV</text:p>
          </table:table-cell>
          <table:table-cell office:value-type="string">
            <text:p>Sokolov</text:p>
          </table:table-cell>
          <table:table-cell office:value-type="string">
            <text:p>http://ruian.linked.opendata.cz/resource/obce/560286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KAMENICE</text:p>
          </table:table-cell>
          <table:table-cell office:value-type="string">
            <text:p>Srbská Kamenice</text:p>
          </table:table-cell>
          <table:table-cell office:value-type="string">
            <text:p>http://ruian.linked.opendata.cz/resource/obce/54634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HRÁDEK</text:p>
          </table:table-cell>
          <table:table-cell office:value-type="string">
            <text:p>Starosedlský Hrádek</text:p>
          </table:table-cell>
          <table:table-cell office:value-type="string">
            <text:p>http://ruian.linked.opendata.cz/resource/obce/564583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JIČÍN</text:p>
          </table:table-cell>
          <table:table-cell office:value-type="string">
            <text:p>Starý Jičín</text:p>
          </table:table-cell>
          <table:table-cell office:value-type="string">
            <text:p>http://ruian.linked.opendata.cz/resource/obce/599905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1</text:p>
          </table:table-cell>
          <table:table-cell office:value-type="string">
            <text:p>OOP KOLÍN</text:p>
          </table:table-cell>
          <table:table-cell office:value-type="string">
            <text:p>Starý Kolín</text:p>
          </table:table-cell>
          <table:table-cell office:value-type="string">
            <text:p>http://ruian.linked.opendata.cz/resource/obce/53370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STARÝ PLZENEC</text:p>
          </table:table-cell>
          <table:table-cell office:value-type="string">
            <text:p>Starý Plzenec</text:p>
          </table:table-cell>
          <table:table-cell office:value-type="string">
            <text:p>http://ruian.linked.opendata.cz/resource/obce/55837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 office:value-type="string">
            <text:p>OOP STOCHOV</text:p>
          </table:table-cell>
          <table:table-cell office:value-type="string">
            <text:p>Stochov</text:p>
          </table:table-cell>
          <table:table-cell office:value-type="string">
            <text:p>http://ruian.linked.opendata.cz/resource/obce/53286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STOD</text:p>
          </table:table-cell>
          <table:table-cell office:value-type="string">
            <text:p>Stod</text:p>
          </table:table-cell>
          <table:table-cell office:value-type="string">
            <text:p>http://ruian.linked.opendata.cz/resource/obce/558389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OOP STOD</text:p>
          </table:table-cell>
          <table:table-cell office:value-type="string">
            <text:p>Stod</text:p>
          </table:table-cell>
          <table:table-cell office:value-type="string">
            <text:p>http://ruian.linked.opendata.cz/resource/obce/558389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4</text:p>
          </table:table-cell>
          <table:table-cell office:value-type="string">
            <text:p>OOP STRAKONICE</text:p>
          </table:table-cell>
          <table:table-cell office:value-type="string">
            <text:p>Strakonice</text:p>
          </table:table-cell>
          <table:table-cell office:value-type="string">
            <text:p>http://ruian.linked.opendata.cz/resource/obce/550787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17</text:p>
          </table:table-cell>
          <table:table-cell office:value-type="string">
            <text:p>OOP STRÁŽ POD RALSKEM</text:p>
          </table:table-cell>
          <table:table-cell office:value-type="string">
            <text:p>Stráž pod Ralskem</text:p>
          </table:table-cell>
          <table:table-cell office:value-type="string">
            <text:p>http://ruian.linked.opendata.cz/resource/obce/562092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OOP STRÁŽNICE</text:p>
          </table:table-cell>
          <table:table-cell office:value-type="string">
            <text:p>Strážnice</text:p>
          </table:table-cell>
          <table:table-cell office:value-type="string">
            <text:p>http://ruian.linked.opendata.cz/resource/obce/586587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  <table:table-cell office:value-type="string">
            <text:p>OOP STŘÍBRO</text:p>
          </table:table-cell>
          <table:table-cell office:value-type="string">
            <text:p>Stříbro</text:p>
          </table:table-cell>
          <table:table-cell office:value-type="string">
            <text:p>http://ruian.linked.opendata.cz/resource/obce/561215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21</text:p>
          </table:table-cell>
          <table:table-cell office:value-type="string">
            <text:p>OOP STUDENÁ</text:p>
          </table:table-cell>
          <table:table-cell office:value-type="string">
            <text:p>Studená</text:p>
          </table:table-cell>
          <table:table-cell office:value-type="string">
            <text:p>http://ruian.linked.opendata.cz/resource/obce/547263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21</text:p>
          </table:table-cell>
          <table:table-cell office:value-type="string">
            <text:p>OOP STUDENÁ</text:p>
          </table:table-cell>
          <table:table-cell office:value-type="string">
            <text:p>Studená</text:p>
          </table:table-cell>
          <table:table-cell office:value-type="string">
            <text:p>http://ruian.linked.opendata.cz/resource/obce/553603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17</text:p>
          </table:table-cell>
          <table:table-cell office:value-type="string">
            <text:p>OOP STUDÉNKA</text:p>
          </table:table-cell>
          <table:table-cell office:value-type="string">
            <text:p>Studénka</text:p>
          </table:table-cell>
          <table:table-cell office:value-type="string">
            <text:p>http://ruian.linked.opendata.cz/resource/obce/59992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22</text:p>
          </table:table-cell>
          <table:table-cell office:value-type="string">
            <text:p>OOP SUCHDOL NAD LUŽNICÍ</text:p>
          </table:table-cell>
          <table:table-cell office:value-type="string">
            <text:p>Suchdol nad Lužnicí</text:p>
          </table:table-cell>
          <table:table-cell office:value-type="string">
            <text:p>http://ruian.linked.opendata.cz/resource/obce/54728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0</text:p>
          </table:table-cell>
          <table:table-cell office:value-type="string">
            <text:p>OOP BECHYNĚ</text:p>
          </table:table-cell>
          <table:table-cell office:value-type="string">
            <text:p>Sudoměřice u Bechyně</text:p>
          </table:table-cell>
          <table:table-cell office:value-type="string">
            <text:p>http://ruian.linked.opendata.cz/resource/obce/55316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8</text:p>
          </table:table-cell>
          <table:table-cell office:value-type="string">
            <text:p>OOP SUŠICE</text:p>
          </table:table-cell>
          <table:table-cell office:value-type="string">
            <text:p>Sušice</text:p>
          </table:table-cell>
          <table:table-cell office:value-type="string">
            <text:p>http://ruian.linked.opendata.cz/resource/obce/51802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8</text:p>
          </table:table-cell>
          <table:table-cell office:value-type="string">
            <text:p>OOP SUŠICE</text:p>
          </table:table-cell>
          <table:table-cell office:value-type="string">
            <text:p>Sušice</text:p>
          </table:table-cell>
          <table:table-cell office:value-type="string">
            <text:p>http://ruian.linked.opendata.cz/resource/obce/592650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8</text:p>
          </table:table-cell>
          <table:table-cell office:value-type="string">
            <text:p>OOP SUŠICE</text:p>
          </table:table-cell>
          <table:table-cell office:value-type="string">
            <text:p>Sušice</text:p>
          </table:table-cell>
          <table:table-cell office:value-type="string">
            <text:p>http://ruian.linked.opendata.cz/resource/obce/557153</text:p>
          </table:table-cell>
        </table:table-row>
        <table:table-row table:style-name="ro1">
          <table:table-cell table:number-columns-repeated="3" office:value-type="string">
            <text:p>16</text:p>
          </table:table-cell>
          <table:table-cell office:value-type="string">
            <text:p>OOP SVĚTLÁ NAD SÁZAVOU</text:p>
          </table:table-cell>
          <table:table-cell office:value-type="string">
            <text:p>Světlá nad Sázavou</text:p>
          </table:table-cell>
          <table:table-cell office:value-type="string">
            <text:p>http://ruian.linked.opendata.cz/resource/obce/569569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18</text:p>
          </table:table-cell>
          <table:table-cell office:value-type="string">
            <text:p>OOP SVITAVY</text:p>
          </table:table-cell>
          <table:table-cell office:value-type="string">
            <text:p>Svitavy</text:p>
          </table:table-cell>
          <table:table-cell office:value-type="string">
            <text:p>http://ruian.linked.opendata.cz/resource/obce/57773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8</text:p>
          </table:table-cell>
          <table:table-cell office:value-type="string">
            <text:p>OOP TÁBOR</text:p>
          </table:table-cell>
          <table:table-cell office:value-type="string">
            <text:p>Tábor</text:p>
          </table:table-cell>
          <table:table-cell office:value-type="string">
            <text:p>http://ruian.linked.opendata.cz/resource/obce/55204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4</text:p>
          </table:table-cell>
          <table:table-cell office:value-type="string">
            <text:p>OOP TACHOV</text:p>
          </table:table-cell>
          <table:table-cell office:value-type="string">
            <text:p>Tachov</text:p>
          </table:table-cell>
          <table:table-cell office:value-type="string">
            <text:p>http://ruian.linked.opendata.cz/resource/obce/55363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14</text:p>
          </table:table-cell>
          <table:table-cell office:value-type="string">
            <text:p>OOP TACHOV</text:p>
          </table:table-cell>
          <table:table-cell office:value-type="string">
            <text:p>Tachov</text:p>
          </table:table-cell>
          <table:table-cell office:value-type="string">
            <text:p>http://ruian.linked.opendata.cz/resource/obce/560715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14</text:p>
          </table:table-cell>
          <table:table-cell office:value-type="string">
            <text:p>OOP TANVALD</text:p>
          </table:table-cell>
          <table:table-cell office:value-type="string">
            <text:p>Tanvald</text:p>
          </table:table-cell>
          <table:table-cell office:value-type="string">
            <text:p>http://ruian.linked.opendata.cz/resource/obce/563820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15</text:p>
          </table:table-cell>
          <table:table-cell office:value-type="string">
            <text:p>OOP TELČ</text:p>
          </table:table-cell>
          <table:table-cell office:value-type="string">
            <text:p>Telč</text:p>
          </table:table-cell>
          <table:table-cell office:value-type="string">
            <text:p>http://ruian.linked.opendata.cz/resource/obce/588024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20</text:p>
          </table:table-cell>
          <table:table-cell office:value-type="string">
            <text:p>OOP TEPLÁ</text:p>
          </table:table-cell>
          <table:table-cell office:value-type="string">
            <text:p>Teplá</text:p>
          </table:table-cell>
          <table:table-cell office:value-type="string">
            <text:p>http://ruian.linked.opendata.cz/resource/obce/55563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8</text:p>
          </table:table-cell>
          <table:table-cell office:value-type="string">
            <text:p>OOP TEPLICE</text:p>
          </table:table-cell>
          <table:table-cell office:value-type="string">
            <text:p>Teplice</text:p>
          </table:table-cell>
          <table:table-cell office:value-type="string">
            <text:p>http://ruian.linked.opendata.cz/resource/obce/567442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8</text:p>
          </table:table-cell>
          <table:table-cell office:value-type="string">
            <text:p>OOP TEPLICE</text:p>
          </table:table-cell>
          <table:table-cell office:value-type="string">
            <text:p>Teplice nad Bečvou</text:p>
          </table:table-cell>
          <table:table-cell office:value-type="string">
            <text:p>http://ruian.linked.opendata.cz/resource/obce/519031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18</text:p>
          </table:table-cell>
          <table:table-cell office:value-type="string">
            <text:p>OOP TEPLICE</text:p>
          </table:table-cell>
          <table:table-cell office:value-type="string">
            <text:p>Teplice nad Metují</text:p>
          </table:table-cell>
          <table:table-cell office:value-type="string">
            <text:p>http://ruian.linked.opendata.cz/resource/obce/574538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18</text:p>
          </table:table-cell>
          <table:table-cell office:value-type="string">
            <text:p>OOP TEPLICE NAD METUJÍ</text:p>
          </table:table-cell>
          <table:table-cell office:value-type="string">
            <text:p>Teplice nad Metují</text:p>
          </table:table-cell>
          <table:table-cell office:value-type="string">
            <text:p>http://ruian.linked.opendata.cz/resource/obce/574538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TEREZÍN</text:p>
          </table:table-cell>
          <table:table-cell office:value-type="string">
            <text:p>Terezín</text:p>
          </table:table-cell>
          <table:table-cell office:value-type="string">
            <text:p>http://ruian.linked.opendata.cz/resource/obce/565717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6</text:p>
          </table:table-cell>
          <table:table-cell office:value-type="string">
            <text:p>OOP TEREZÍN</text:p>
          </table:table-cell>
          <table:table-cell office:value-type="string">
            <text:p>Terezín</text:p>
          </table:table-cell>
          <table:table-cell office:value-type="string">
            <text:p>http://ruian.linked.opendata.cz/resource/obce/586676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TĚRLICKO</text:p>
          </table:table-cell>
          <table:table-cell office:value-type="string">
            <text:p>Těrlicko</text:p>
          </table:table-cell>
          <table:table-cell office:value-type="string">
            <text:p>http://ruian.linked.opendata.cz/resource/obce/599158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17</text:p>
          </table:table-cell>
          <table:table-cell office:value-type="string">
            <text:p>OOP TIŠNOV</text:p>
          </table:table-cell>
          <table:table-cell office:value-type="string">
            <text:p>Tišnov</text:p>
          </table:table-cell>
          <table:table-cell office:value-type="string">
            <text:p>http://ruian.linked.opendata.cz/resource/obce/584002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21</text:p>
          </table:table-cell>
          <table:table-cell office:value-type="string">
            <text:p>OOP TOUŽIM</text:p>
          </table:table-cell>
          <table:table-cell office:value-type="string">
            <text:p>Toužim</text:p>
          </table:table-cell>
          <table:table-cell office:value-type="string">
            <text:p>http://ruian.linked.opendata.cz/resource/obce/555657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17</text:p>
          </table:table-cell>
          <table:table-cell office:value-type="string">
            <text:p>OOP TŘEBECHOVICE POD OREBEM</text:p>
          </table:table-cell>
          <table:table-cell office:value-type="string">
            <text:p>Třebechovice pod Orebem</text:p>
          </table:table-cell>
          <table:table-cell office:value-type="string">
            <text:p>http://ruian.linked.opendata.cz/resource/obce/57104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OOP TŘEBÍČ</text:p>
          </table:table-cell>
          <table:table-cell office:value-type="string">
            <text:p>Třebíč</text:p>
          </table:table-cell>
          <table:table-cell office:value-type="string">
            <text:p>http://ruian.linked.opendata.cz/resource/obce/590266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23</text:p>
          </table:table-cell>
          <table:table-cell office:value-type="string">
            <text:p>OOP TŘEBOŇ</text:p>
          </table:table-cell>
          <table:table-cell office:value-type="string">
            <text:p>Třeboň</text:p>
          </table:table-cell>
          <table:table-cell office:value-type="string">
            <text:p>http://ruian.linked.opendata.cz/resource/obce/547336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16</text:p>
          </table:table-cell>
          <table:table-cell office:value-type="string">
            <text:p>OOP TŘEMOŠNÁ</text:p>
          </table:table-cell>
          <table:table-cell office:value-type="string">
            <text:p>Třemošná</text:p>
          </table:table-cell>
          <table:table-cell office:value-type="string">
            <text:p>http://ruian.linked.opendata.cz/resource/obce/55952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1</text:p>
          </table:table-cell>
          <table:table-cell office:value-type="string">
            <text:p>19</text:p>
          </table:table-cell>
          <table:table-cell office:value-type="string">
            <text:p>OOP TŘEMOŠNÁ</text:p>
          </table:table-cell>
          <table:table-cell office:value-type="string">
            <text:p>Třemošná</text:p>
          </table:table-cell>
          <table:table-cell office:value-type="string">
            <text:p>http://ruian.linked.opendata.cz/resource/obce/559521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18</text:p>
          </table:table-cell>
          <table:table-cell office:value-type="string">
            <text:p>OOP TŘEMOŠNICE</text:p>
          </table:table-cell>
          <table:table-cell office:value-type="string">
            <text:p>Třemošnice</text:p>
          </table:table-cell>
          <table:table-cell office:value-type="string">
            <text:p>http://ruian.linked.opendata.cz/resource/obce/572411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16</text:p>
          </table:table-cell>
          <table:table-cell office:value-type="string">
            <text:p>OOP TŘEŠŤ</text:p>
          </table:table-cell>
          <table:table-cell office:value-type="string">
            <text:p>Třešť</text:p>
          </table:table-cell>
          <table:table-cell office:value-type="string">
            <text:p>http://ruian.linked.opendata.cz/resource/obce/588032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KAMENICE</text:p>
          </table:table-cell>
          <table:table-cell office:value-type="string">
            <text:p>Trhová Kamenice</text:p>
          </table:table-cell>
          <table:table-cell office:value-type="string">
            <text:p>http://ruian.linked.opendata.cz/resource/obce/57239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19</text:p>
          </table:table-cell>
          <table:table-cell office:value-type="string">
            <text:p>OOP TRHOVÉ SVINY</text:p>
          </table:table-cell>
          <table:table-cell office:value-type="string">
            <text:p>Trhové Sviny</text:p>
          </table:table-cell>
          <table:table-cell office:value-type="string">
            <text:p>http://ruian.linked.opendata.cz/resource/obce/545171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21</text:p>
          </table:table-cell>
          <table:table-cell office:value-type="string">
            <text:p>OOP TŘINEC</text:p>
          </table:table-cell>
          <table:table-cell office:value-type="string">
            <text:p>Třinec</text:p>
          </table:table-cell>
          <table:table-cell office:value-type="string">
            <text:p>http://ruian.linked.opendata.cz/resource/obce/59881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OOP TRMICE</text:p>
          </table:table-cell>
          <table:table-cell office:value-type="string">
            <text:p>Trmice</text:p>
          </table:table-cell>
          <table:table-cell office:value-type="string">
            <text:p>http://ruian.linked.opendata.cz/resource/obce/553697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20</text:p>
          </table:table-cell>
          <table:table-cell office:value-type="string">
            <text:p>OOP TRNOVANY</text:p>
          </table:table-cell>
          <table:table-cell office:value-type="string">
            <text:p>Trnovany</text:p>
          </table:table-cell>
          <table:table-cell office:value-type="string">
            <text:p>http://ruian.linked.opendata.cz/resource/obce/542407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OOP TRUTNOV</text:p>
          </table:table-cell>
          <table:table-cell office:value-type="string">
            <text:p>Trutnov</text:p>
          </table:table-cell>
          <table:table-cell office:value-type="string">
            <text:p>http://ruian.linked.opendata.cz/resource/obce/579025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OOP TURNOV</text:p>
          </table:table-cell>
          <table:table-cell office:value-type="string">
            <text:p>Turnov</text:p>
          </table:table-cell>
          <table:table-cell office:value-type="string">
            <text:p>http://ruian.linked.opendata.cz/resource/obce/577626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20</text:p>
          </table:table-cell>
          <table:table-cell office:value-type="string">
            <text:p>OOP TÝN NAD VLTAVOU</text:p>
          </table:table-cell>
          <table:table-cell office:value-type="string">
            <text:p>Týn nad Vltavou</text:p>
          </table:table-cell>
          <table:table-cell office:value-type="string">
            <text:p>http://ruian.linked.opendata.cz/resource/obce/54520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16</text:p>
          </table:table-cell>
          <table:table-cell office:value-type="string">
            <text:p>OOP TÝNEC NAD LABEM</text:p>
          </table:table-cell>
          <table:table-cell office:value-type="string">
            <text:p>Týnec nad Labem</text:p>
          </table:table-cell>
          <table:table-cell office:value-type="string">
            <text:p>http://ruian.linked.opendata.cz/resource/obce/533807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7</text:p>
          </table:table-cell>
          <table:table-cell office:value-type="string">
            <text:p>OOP TÝNEC NAD SÁZAVOU</text:p>
          </table:table-cell>
          <table:table-cell office:value-type="string">
            <text:p>Týnec nad Sázavou</text:p>
          </table:table-cell>
          <table:table-cell office:value-type="string">
            <text:p>http://ruian.linked.opendata.cz/resource/obce/53084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6</text:p>
          </table:table-cell>
          <table:table-cell office:value-type="string">
            <text:p>OOP TÝNIŠTĚ NAD ORLICÍ</text:p>
          </table:table-cell>
          <table:table-cell office:value-type="string">
            <text:p>Týniště nad Orlicí</text:p>
          </table:table-cell>
          <table:table-cell office:value-type="string">
            <text:p>http://ruian.linked.opendata.cz/resource/obce/576859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19</text:p>
          </table:table-cell>
          <table:table-cell office:value-type="string">
            <text:p>OOP PŘÍBRAM</text:p>
          </table:table-cell>
          <table:table-cell office:value-type="string">
            <text:p>Uhelná Příbram</text:p>
          </table:table-cell>
          <table:table-cell office:value-type="string">
            <text:p>http://ruian.linked.opendata.cz/resource/obce/569640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OOP UHERSKÉ HRADIŠTĚ</text:p>
          </table:table-cell>
          <table:table-cell office:value-type="string">
            <text:p>Uherské Hradiště</text:p>
          </table:table-cell>
          <table:table-cell office:value-type="string">
            <text:p>http://ruian.linked.opendata.cz/resource/obce/592005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OOP UHERSKÝ BROD</text:p>
          </table:table-cell>
          <table:table-cell office:value-type="string">
            <text:p>Uherský Brod</text:p>
          </table:table-cell>
          <table:table-cell office:value-type="string">
            <text:p>http://ruian.linked.opendata.cz/resource/obce/59273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OOP UHERSKÝ OSTROH</text:p>
          </table:table-cell>
          <table:table-cell office:value-type="string">
            <text:p>Uherský Ostroh</text:p>
          </table:table-cell>
          <table:table-cell office:value-type="string">
            <text:p>http://ruian.linked.opendata.cz/resource/obce/592749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5</text:p>
          </table:table-cell>
          <table:table-cell office:value-type="string">
            <text:p>OOP UHLÍŘSKÉ JANOVICE</text:p>
          </table:table-cell>
          <table:table-cell office:value-type="string">
            <text:p>Uhlířské Janovice</text:p>
          </table:table-cell>
          <table:table-cell office:value-type="string">
            <text:p>http://ruian.linked.opendata.cz/resource/obce/534498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17</text:p>
          </table:table-cell>
          <table:table-cell office:value-type="string">
            <text:p>OOP PLÁNICE</text:p>
          </table:table-cell>
          <table:table-cell office:value-type="string">
            <text:p>Újezd u Plánice</text:p>
          </table:table-cell>
          <table:table-cell office:value-type="string">
            <text:p>http://ruian.linked.opendata.cz/resource/obce/57832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21</text:p>
          </table:table-cell>
          <table:table-cell office:value-type="string">
            <text:p>OOP UNHOŠŤ</text:p>
          </table:table-cell>
          <table:table-cell office:value-type="string">
            <text:p>Unhošť</text:p>
          </table:table-cell>
          <table:table-cell office:value-type="string">
            <text:p>http://ruian.linked.opendata.cz/resource/obce/533017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19</text:p>
          </table:table-cell>
          <table:table-cell office:value-type="string">
            <text:p>OOP UNIČOV</text:p>
          </table:table-cell>
          <table:table-cell office:value-type="string">
            <text:p>Uničov</text:p>
          </table:table-cell>
          <table:table-cell office:value-type="string">
            <text:p>http://ruian.linked.opendata.cz/resource/obce/50558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OOP VALAŠSKÉ KLOBOUKY</text:p>
          </table:table-cell>
          <table:table-cell office:value-type="string">
            <text:p>Valašské Klobouky</text:p>
          </table:table-cell>
          <table:table-cell office:value-type="string">
            <text:p>http://ruian.linked.opendata.cz/resource/obce/585891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OOP VALAŠSKÉ MEZIŘÍČÍ</text:p>
          </table:table-cell>
          <table:table-cell office:value-type="string">
            <text:p>Valašské Meziříčí</text:p>
          </table:table-cell>
          <table:table-cell office:value-type="string">
            <text:p>http://ruian.linked.opendata.cz/resource/obce/545058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17</text:p>
          </table:table-cell>
          <table:table-cell office:value-type="string">
            <text:p>OOP VAMBERK</text:p>
          </table:table-cell>
          <table:table-cell office:value-type="string">
            <text:p>Vamberk</text:p>
          </table:table-cell>
          <table:table-cell office:value-type="string">
            <text:p>http://ruian.linked.opendata.cz/resource/obce/576883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18</text:p>
          </table:table-cell>
          <table:table-cell office:value-type="string">
            <text:p>OOP VARNSDORF</text:p>
          </table:table-cell>
          <table:table-cell office:value-type="string">
            <text:p>Varnsdorf</text:p>
          </table:table-cell>
          <table:table-cell office:value-type="string">
            <text:p>http://ruian.linked.opendata.cz/resource/obce/562882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9</text:p>
          </table:table-cell>
          <table:table-cell office:value-type="string">
            <text:p>OOP VEJPRTY</text:p>
          </table:table-cell>
          <table:table-cell office:value-type="string">
            <text:p>Vejprty</text:p>
          </table:table-cell>
          <table:table-cell office:value-type="string">
            <text:p>http://ruian.linked.opendata.cz/resource/obce/563404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17</text:p>
          </table:table-cell>
          <table:table-cell office:value-type="string">
            <text:p>OOP VELKÁ BÍTEŠ</text:p>
          </table:table-cell>
          <table:table-cell office:value-type="string">
            <text:p>Velká Bíteš</text:p>
          </table:table-cell>
          <table:table-cell office:value-type="string">
            <text:p>http://ruian.linked.opendata.cz/resource/obce/596973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20</text:p>
          </table:table-cell>
          <table:table-cell office:value-type="string">
            <text:p>OOP VELKÁ BYSTŘICE</text:p>
          </table:table-cell>
          <table:table-cell office:value-type="string">
            <text:p>Velká Bystřice</text:p>
          </table:table-cell>
          <table:table-cell office:value-type="string">
            <text:p>http://ruian.linked.opendata.cz/resource/obce/505609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2</text:p>
          </table:table-cell>
          <table:table-cell office:value-type="string">
            <text:p>OOP JESENICE</text:p>
          </table:table-cell>
          <table:table-cell office:value-type="string">
            <text:p>Velká Jesenice</text:p>
          </table:table-cell>
          <table:table-cell office:value-type="string">
            <text:p>http://ruian.linked.opendata.cz/resource/obce/574562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2" office:value-type="string">
            <text:p>14</text:p>
          </table:table-cell>
          <table:table-cell office:value-type="string">
            <text:p>OOP JESENICE</text:p>
          </table:table-cell>
          <table:table-cell office:value-type="string">
            <text:p>Velká Jesenice</text:p>
          </table:table-cell>
          <table:table-cell office:value-type="string">
            <text:p>http://ruian.linked.opendata.cz/resource/obce/574562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23</text:p>
          </table:table-cell>
          <table:table-cell office:value-type="string">
            <text:p>OOP VELKÁ POLOM</text:p>
          </table:table-cell>
          <table:table-cell office:value-type="string">
            <text:p>Velká Polom</text:p>
          </table:table-cell>
          <table:table-cell office:value-type="string">
            <text:p>http://ruian.linked.opendata.cz/resource/obce/510882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OOP BŘEZNO</text:p>
          </table:table-cell>
          <table:table-cell office:value-type="string">
            <text:p>Velké Březno</text:p>
          </table:table-cell>
          <table:table-cell office:value-type="string">
            <text:p>http://ruian.linked.opendata.cz/resource/obce/568350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21</text:p>
          </table:table-cell>
          <table:table-cell office:value-type="string">
            <text:p>OOP VELKÉ BŘEZNO</text:p>
          </table:table-cell>
          <table:table-cell office:value-type="string">
            <text:p>Velké Březno</text:p>
          </table:table-cell>
          <table:table-cell office:value-type="string">
            <text:p>http://ruian.linked.opendata.cz/resource/obce/568350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OOP VELKÉ HERALTICE</text:p>
          </table:table-cell>
          <table:table-cell office:value-type="string">
            <text:p>Velké Heraltice</text:p>
          </table:table-cell>
          <table:table-cell office:value-type="string">
            <text:p>http://ruian.linked.opendata.cz/resource/obce/51089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6</text:p>
          </table:table-cell>
          <table:table-cell office:value-type="string">
            <text:p>OOP VELKÉ LOSINY</text:p>
          </table:table-cell>
          <table:table-cell office:value-type="string">
            <text:p>Velké Losiny</text:p>
          </table:table-cell>
          <table:table-cell office:value-type="string">
            <text:p>http://ruian.linked.opendata.cz/resource/obce/541265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OOP VELKÉ MEZIŘÍČÍ</text:p>
          </table:table-cell>
          <table:table-cell office:value-type="string">
            <text:p>Velké Meziříčí</text:p>
          </table:table-cell>
          <table:table-cell office:value-type="string">
            <text:p>http://ruian.linked.opendata.cz/resource/obce/597007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17</text:p>
          </table:table-cell>
          <table:table-cell office:value-type="string">
            <text:p>OOP VELKÉ PAVLOVICE</text:p>
          </table:table-cell>
          <table:table-cell office:value-type="string">
            <text:p>Velké Pavlovice</text:p>
          </table:table-cell>
          <table:table-cell office:value-type="string">
            <text:p>http://ruian.linked.opendata.cz/resource/obce/585017</text:p>
          </table:table-cell>
        </table:table-row>
        <table:table-row table:style-name="ro1">
          <table:table-cell office:value-type="string">
            <text:p>04</text:p>
          </table:table-cell>
          <table:table-cell table:number-columns-repeated="2" office:value-type="string">
            <text:p>10</text:p>
          </table:table-cell>
          <table:table-cell office:value-type="string">
            <text:p>OOP CHLUMEC</text:p>
          </table:table-cell>
          <table:table-cell office:value-type="string">
            <text:p>Velký Chlumec</text:p>
          </table:table-cell>
          <table:table-cell office:value-type="string">
            <text:p>http://ruian.linked.opendata.cz/resource/obce/53191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22</text:p>
          </table:table-cell>
          <table:table-cell office:value-type="string">
            <text:p>OOP VELVARY</text:p>
          </table:table-cell>
          <table:table-cell office:value-type="string">
            <text:p>Velvary</text:p>
          </table:table-cell>
          <table:table-cell office:value-type="string">
            <text:p>http://ruian.linked.opendata.cz/resource/obce/53304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19</text:p>
          </table:table-cell>
          <table:table-cell office:value-type="string">
            <text:p>OOP VESELÍ NAD LUŽNICÍ</text:p>
          </table:table-cell>
          <table:table-cell office:value-type="string">
            <text:p>Veselí nad Lužnicí</text:p>
          </table:table-cell>
          <table:table-cell office:value-type="string">
            <text:p>http://ruian.linked.opendata.cz/resource/obce/553271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VESELÍ NAD MORAVOU</text:p>
          </table:table-cell>
          <table:table-cell office:value-type="string">
            <text:p>Veselí nad Moravou</text:p>
          </table:table-cell>
          <table:table-cell office:value-type="string">
            <text:p>http://ruian.linked.opendata.cz/resource/obce/586722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8</text:p>
          </table:table-cell>
          <table:table-cell office:value-type="string">
            <text:p>OOP VĚTŘNÍ</text:p>
          </table:table-cell>
          <table:table-cell office:value-type="string">
            <text:p>Větřní</text:p>
          </table:table-cell>
          <table:table-cell office:value-type="string">
            <text:p>http://ruian.linked.opendata.cz/resource/obce/545830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15</text:p>
          </table:table-cell>
          <table:table-cell office:value-type="string">
            <text:p>OOP VIMPERK</text:p>
          </table:table-cell>
          <table:table-cell office:value-type="string">
            <text:p>Vimperk</text:p>
          </table:table-cell>
          <table:table-cell office:value-type="string">
            <text:p>http://ruian.linked.opendata.cz/resource/obce/550647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19</text:p>
          </table:table-cell>
          <table:table-cell office:value-type="string">
            <text:p>OOP VÍTKOV</text:p>
          </table:table-cell>
          <table:table-cell office:value-type="string">
            <text:p>Vítkov</text:p>
          </table:table-cell>
          <table:table-cell office:value-type="string">
            <text:p>http://ruian.linked.opendata.cz/resource/obce/511021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8</text:p>
          </table:table-cell>
          <table:table-cell office:value-type="string">
            <text:p>OOP VIZOVICE</text:p>
          </table:table-cell>
          <table:table-cell office:value-type="string">
            <text:p>Vizovice</text:p>
          </table:table-cell>
          <table:table-cell office:value-type="string">
            <text:p>http://ruian.linked.opendata.cz/resource/obce/585939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8</text:p>
          </table:table-cell>
          <table:table-cell office:value-type="string">
            <text:p>OOP VLAŠIM</text:p>
          </table:table-cell>
          <table:table-cell office:value-type="string">
            <text:p>Vlašim</text:p>
          </table:table-cell>
          <table:table-cell office:value-type="string">
            <text:p>http://ruian.linked.opendata.cz/resource/obce/530883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6</text:p>
          </table:table-cell>
          <table:table-cell office:value-type="string">
            <text:p>OOP VODŇANY</text:p>
          </table:table-cell>
          <table:table-cell office:value-type="string">
            <text:p>Vodňany</text:p>
          </table:table-cell>
          <table:table-cell office:value-type="string">
            <text:p>http://ruian.linked.opendata.cz/resource/obce/551953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VOJKOVICE</text:p>
          </table:table-cell>
          <table:table-cell office:value-type="string">
            <text:p>Vojkovice</text:p>
          </table:table-cell>
          <table:table-cell office:value-type="string">
            <text:p>http://ruian.linked.opendata.cz/resource/obce/53529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VOJKOVICE</text:p>
          </table:table-cell>
          <table:table-cell office:value-type="string">
            <text:p>Vojkovice</text:p>
          </table:table-cell>
          <table:table-cell office:value-type="string">
            <text:p>http://ruian.linked.opendata.cz/resource/obce/552488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VOJKOVICE</text:p>
          </table:table-cell>
          <table:table-cell office:value-type="string">
            <text:p>Vojkovice</text:p>
          </table:table-cell>
          <table:table-cell office:value-type="string">
            <text:p>http://ruian.linked.opendata.cz/resource/obce/555738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VOJKOVICE</text:p>
          </table:table-cell>
          <table:table-cell office:value-type="string">
            <text:p>Vojkovice</text:p>
          </table:table-cell>
          <table:table-cell office:value-type="string">
            <text:p>http://ruian.linked.opendata.cz/resource/obce/584142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17</text:p>
          </table:table-cell>
          <table:table-cell office:value-type="string">
            <text:p>OOP VOLARY</text:p>
          </table:table-cell>
          <table:table-cell office:value-type="string">
            <text:p>Volary</text:p>
          </table:table-cell>
          <table:table-cell office:value-type="string">
            <text:p>http://ruian.linked.opendata.cz/resource/obce/550671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17</text:p>
          </table:table-cell>
          <table:table-cell office:value-type="string">
            <text:p>OOP VOLYNĚ</text:p>
          </table:table-cell>
          <table:table-cell office:value-type="string">
            <text:p>Volyně</text:p>
          </table:table-cell>
          <table:table-cell office:value-type="string">
            <text:p>http://ruian.linked.opendata.cz/resource/obce/551970</text:p>
          </table:table-cell>
        </table:table-row>
        <table:table-row table:style-name="ro1">
          <table:table-cell table:number-columns-repeated="2" office:value-type="string">
            <text:p>01</text:p>
          </table:table-cell>
          <table:table-cell office:value-type="string">
            <text:p>19</text:p>
          </table:table-cell>
          <table:table-cell office:value-type="string">
            <text:p>OOP VOTICE</text:p>
          </table:table-cell>
          <table:table-cell office:value-type="string">
            <text:p>Votice</text:p>
          </table:table-cell>
          <table:table-cell office:value-type="string">
            <text:p>http://ruian.linked.opendata.cz/resource/obce/530905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19</text:p>
          </table:table-cell>
          <table:table-cell office:value-type="string">
            <text:p>OOP VRANOV NAD DYJÍ</text:p>
          </table:table-cell>
          <table:table-cell office:value-type="string">
            <text:p>Vranov nad Dyjí</text:p>
          </table:table-cell>
          <table:table-cell office:value-type="string">
            <text:p>http://ruian.linked.opendata.cz/resource/obce/595098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22</text:p>
          </table:table-cell>
          <table:table-cell office:value-type="string">
            <text:p>OOP VRATIMOV</text:p>
          </table:table-cell>
          <table:table-cell office:value-type="string">
            <text:p>Vratimov</text:p>
          </table:table-cell>
          <table:table-cell office:value-type="string">
            <text:p>http://ruian.linked.opendata.cz/resource/obce/598879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17</text:p>
          </table:table-cell>
          <table:table-cell office:value-type="string">
            <text:p>OOP VRBNO POD PRADĚDEM</text:p>
          </table:table-cell>
          <table:table-cell office:value-type="string">
            <text:p>Vrbno pod Pradědem</text:p>
          </table:table-cell>
          <table:table-cell office:value-type="string">
            <text:p>http://ruian.linked.opendata.cz/resource/obce/597961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OOP VRCHLABÍ</text:p>
          </table:table-cell>
          <table:table-cell office:value-type="string">
            <text:p>Vrchlabí</text:p>
          </table:table-cell>
          <table:table-cell office:value-type="string">
            <text:p>http://ruian.linked.opendata.cz/resource/obce/579858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6</text:p>
          </table:table-cell>
          <table:table-cell office:value-type="string">
            <text:p>OOP VRDY</text:p>
          </table:table-cell>
          <table:table-cell office:value-type="string">
            <text:p>Vrdy</text:p>
          </table:table-cell>
          <table:table-cell office:value-type="string">
            <text:p>http://ruian.linked.opendata.cz/resource/obce/534587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17</text:p>
          </table:table-cell>
          <table:table-cell office:value-type="string">
            <text:p>OOP VSETÍN</text:p>
          </table:table-cell>
          <table:table-cell office:value-type="string">
            <text:p>Vsetín</text:p>
          </table:table-cell>
          <table:table-cell office:value-type="string">
            <text:p>http://ruian.linked.opendata.cz/resource/obce/541630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OOP VYŠKOV</text:p>
          </table:table-cell>
          <table:table-cell office:value-type="string">
            <text:p>Vyškov</text:p>
          </table:table-cell>
          <table:table-cell office:value-type="string">
            <text:p>http://ruian.linked.opendata.cz/resource/obce/592889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OOP VYŠKOV</text:p>
          </table:table-cell>
          <table:table-cell office:value-type="string">
            <text:p>Vyškov</text:p>
          </table:table-cell>
          <table:table-cell office:value-type="string">
            <text:p>http://ruian.linked.opendata.cz/resource/obce/592889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OOP VYSOKÉ MÝTO</text:p>
          </table:table-cell>
          <table:table-cell office:value-type="string">
            <text:p>Vysoké Mýto</text:p>
          </table:table-cell>
          <table:table-cell office:value-type="string">
            <text:p>http://ruian.linked.opendata.cz/resource/obce/581186</text:p>
          </table:table-cell>
        </table:table-row>
        <table:table-row table:style-name="ro1">
          <table:table-cell office:value-type="string">
            <text:p>04</text:p>
          </table:table-cell>
          <table:table-cell table:number-columns-repeated="2" office:value-type="string">
            <text:p>10</text:p>
          </table:table-cell>
          <table:table-cell office:value-type="string">
            <text:p>OOP CHLUMEC</text:p>
          </table:table-cell>
          <table:table-cell office:value-type="string">
            <text:p>Vysoký Chlumec</text:p>
          </table:table-cell>
          <table:table-cell office:value-type="string">
            <text:p>http://ruian.linked.opendata.cz/resource/obce/541591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19</text:p>
          </table:table-cell>
          <table:table-cell office:value-type="string">
            <text:p>OOP VYŠŠÍ BROD</text:p>
          </table:table-cell>
          <table:table-cell office:value-type="string">
            <text:p>Vyšší Brod</text:p>
          </table:table-cell>
          <table:table-cell office:value-type="string">
            <text:p>http://ruian.linked.opendata.cz/resource/obce/545848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17</text:p>
          </table:table-cell>
          <table:table-cell office:value-type="string">
            <text:p>OOP ZÁBŘEH</text:p>
          </table:table-cell>
          <table:table-cell office:value-type="string">
            <text:p>Zábřeh</text:p>
          </table:table-cell>
          <table:table-cell office:value-type="string">
            <text:p>http://ruian.linked.opendata.cz/resource/obce/541354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13</text:p>
          </table:table-cell>
          <table:table-cell office:value-type="string">
            <text:p>OOP CHODOV</text:p>
          </table:table-cell>
          <table:table-cell office:value-type="string">
            <text:p>Zadní Chodov</text:p>
          </table:table-cell>
          <table:table-cell office:value-type="string">
            <text:p>http://ruian.linked.opendata.cz/resource/obce/541362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13</text:p>
          </table:table-cell>
          <table:table-cell office:value-type="string">
            <text:p>OOP ZBIROH</text:p>
          </table:table-cell>
          <table:table-cell office:value-type="string">
            <text:p>Zbiroh</text:p>
          </table:table-cell>
          <table:table-cell office:value-type="string">
            <text:p>http://ruian.linked.opendata.cz/resource/obce/560260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OOP ZBRASLAVICE</text:p>
          </table:table-cell>
          <table:table-cell office:value-type="string">
            <text:p>Zbraslavice</text:p>
          </table:table-cell>
          <table:table-cell office:value-type="string">
            <text:p>http://ruian.linked.opendata.cz/resource/obce/534617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16</text:p>
          </table:table-cell>
          <table:table-cell office:value-type="string">
            <text:p>OOP ZDICE</text:p>
          </table:table-cell>
          <table:table-cell office:value-type="string">
            <text:p>Zdice</text:p>
          </table:table-cell>
          <table:table-cell office:value-type="string">
            <text:p>http://ruian.linked.opendata.cz/resource/obce/532011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OOP ZLATÉ HORY</text:p>
          </table:table-cell>
          <table:table-cell office:value-type="string">
            <text:p>Zlaté Hory</text:p>
          </table:table-cell>
          <table:table-cell office:value-type="string">
            <text:p>http://ruian.linked.opendata.cz/resource/obce/597996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12</text:p>
          </table:table-cell>
          <table:table-cell office:value-type="string">
            <text:p>OOP ZLÍN</text:p>
          </table:table-cell>
          <table:table-cell office:value-type="string">
            <text:p>Zlín</text:p>
          </table:table-cell>
          <table:table-cell office:value-type="string">
            <text:p>http://ruian.linked.opendata.cz/resource/obce/585068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21</text:p>
          </table:table-cell>
          <table:table-cell office:value-type="string">
            <text:p>OOP ZLIV</text:p>
          </table:table-cell>
          <table:table-cell office:value-type="string">
            <text:p>Zliv</text:p>
          </table:table-cell>
          <table:table-cell office:value-type="string">
            <text:p>http://ruian.linked.opendata.cz/resource/obce/545341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OOP ZNOJMO</text:p>
          </table:table-cell>
          <table:table-cell office:value-type="string">
            <text:p>Znojmo</text:p>
          </table:table-cell>
          <table:table-cell office:value-type="string">
            <text:p>http://ruian.linked.opendata.cz/resource/obce/593711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11</text:p>
          </table:table-cell>
          <table:table-cell office:value-type="string">
            <text:p>OOP ZRUČ NAD SÁZAVOU</text:p>
          </table:table-cell>
          <table:table-cell office:value-type="string">
            <text:p>Zruč nad Sázavou</text:p>
          </table:table-cell>
          <table:table-cell office:value-type="string">
            <text:p>http://ruian.linked.opendata.cz/resource/obce/534633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17</text:p>
          </table:table-cell>
          <table:table-cell office:value-type="string">
            <text:p>OOP ZVÍKOVSKÉ PODHRADÍ</text:p>
          </table:table-cell>
          <table:table-cell office:value-type="string">
            <text:p>Zvíkovské Podhradí</text:p>
          </table:table-cell>
          <table:table-cell office:value-type="string">
            <text:p>http://ruian.linked.opendata.cz/resource/obce/562165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9/02/2014</text:date>, <text:time>23:24:3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6:29:15.01</meta:creation-date>
    <dc:date>2014-02-09T23:24:34.54</dc:date>
    <meta:editing-duration>PT6H51M9S</meta:editing-duration>
    <meta:editing-cycles>1</meta:editing-cycles>
    <meta:document-statistic meta:table-count="3" meta:cell-count="3408" meta:object-count="0"/>
    <meta:generator>OpenOffice.org/3.4.1$Win32 OpenOffice.org_project/341m1$Build-9593</meta:generator>
  </office:meta>
</office:document-meta>
</file>